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0">
      <style:table-cell-properties fo:background-color="transparent"/>
    </style:style>
    <style:style style:name="ce4" style:family="table-cell" style:parent-style-name="Default" style:data-style-name="N110"/>
  </office:automatic-styles>
  <office:body>
    <office:spreadsheet>
      <table:table table:name="basic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os_plain</text:p>
          </table:table-cell>
          <table:table-cell office:value-type="float" office:value="0.19686" calcext:value-type="float">
            <text:p>0,2</text:p>
          </table:table-cell>
          <table:table-cell office:value-type="float" office:value="0.22406" calcext:value-type="float">
            <text:p>0,22</text:p>
          </table:table-cell>
          <table:table-cell office:value-type="float" office:value="0.35945" calcext:value-type="float">
            <text:p>0,36</text:p>
          </table:table-cell>
          <table:table-cell office:value-type="float" office:value="0.39552" calcext:value-type="float">
            <text:p>0,4</text:p>
          </table:table-cell>
          <table:table-cell office:value-type="float" office:value="0.35303" calcext:value-type="float">
            <text:p>0,35</text:p>
          </table:table-cell>
          <table:table-cell office:value-type="float" office:value="0.12899" calcext:value-type="float">
            <text:p>0,13</text:p>
          </table:table-cell>
          <table:table-cell office:value-type="float" office:value="0.3387" calcext:value-type="float">
            <text:p>0,34</text:p>
          </table:table-cell>
          <table:table-cell office:value-type="float" office:value="0.30146" calcext:value-type="float">
            <text:p>0,3</text:p>
          </table:table-cell>
        </table:table-row>
        <table:table-row table:style-name="ro1">
          <table:table-cell office:value-type="string" calcext:value-type="string">
            <text:p>pos_sim</text:p>
          </table:table-cell>
          <table:table-cell office:value-type="float" office:value="0.20825" calcext:value-type="float">
            <text:p>0,21</text:p>
          </table:table-cell>
          <table:table-cell office:value-type="float" office:value="0.21632" calcext:value-type="float">
            <text:p>0,22</text:p>
          </table:table-cell>
          <table:table-cell office:value-type="float" office:value="0.36742" calcext:value-type="float">
            <text:p>0,37</text:p>
          </table:table-cell>
          <table:table-cell office:value-type="float" office:value="0.40297" calcext:value-type="float">
            <text:p>0,4</text:p>
          </table:table-cell>
          <table:table-cell office:value-type="float" office:value="0.36713" calcext:value-type="float">
            <text:p>0,37</text:p>
          </table:table-cell>
          <table:table-cell office:value-type="float" office:value="0.12908" calcext:value-type="float">
            <text:p>0,13</text:p>
          </table:table-cell>
          <table:table-cell office:value-type="float" office:value="0.34429" calcext:value-type="float">
            <text:p>0,34</text:p>
          </table:table-cell>
          <table:table-cell office:value-type="float" office:value="0.32289" calcext:value-type="float">
            <text:p>0,32</text:p>
          </table:table-cell>
        </table:table-row>
        <table:table-row table:style-name="ro1">
          <table:table-cell office:value-type="string" calcext:value-type="string">
            <text:p>rouge1_plain</text:p>
          </table:table-cell>
          <table:table-cell office:value-type="float" office:value="0.24561" calcext:value-type="float">
            <text:p>0,25</text:p>
          </table:table-cell>
          <table:table-cell office:value-type="float" office:value="0.3219" calcext:value-type="float">
            <text:p>0,32</text:p>
          </table:table-cell>
          <table:table-cell office:value-type="float" office:value="0.47483" calcext:value-type="float">
            <text:p>0,47</text:p>
          </table:table-cell>
          <table:table-cell office:value-type="float" office:value="0.41573" calcext:value-type="float">
            <text:p>0,42</text:p>
          </table:table-cell>
          <table:table-cell office:value-type="float" office:value="0.43631" calcext:value-type="float">
            <text:p>0,44</text:p>
          </table:table-cell>
          <table:table-cell office:value-type="float" office:value="0.22149" calcext:value-type="float">
            <text:p>0,22</text:p>
          </table:table-cell>
          <table:table-cell office:value-type="float" office:value="0.40062" calcext:value-type="float">
            <text:p>0,4</text:p>
          </table:table-cell>
          <table:table-cell office:value-type="float" office:value="0.41922" calcext:value-type="float">
            <text:p>0,42</text:p>
          </table:table-cell>
        </table:table-row>
        <table:table-row table:style-name="ro1">
          <table:table-cell office:value-type="string" calcext:value-type="string">
            <text:p>rouge1_sim</text:p>
          </table:table-cell>
          <table:table-cell office:value-type="float" office:value="0.24766" calcext:value-type="float">
            <text:p>0,25</text:p>
          </table:table-cell>
          <table:table-cell office:value-type="float" office:value="0.33994" calcext:value-type="float">
            <text:p>0,34</text:p>
          </table:table-cell>
          <table:table-cell office:value-type="float" office:value="0.46073" calcext:value-type="float">
            <text:p>0,46</text:p>
          </table:table-cell>
          <table:table-cell office:value-type="float" office:value="0.4183" calcext:value-type="float">
            <text:p>0,42</text:p>
          </table:table-cell>
          <table:table-cell office:value-type="float" office:value="0.43018" calcext:value-type="float">
            <text:p>0,43</text:p>
          </table:table-cell>
          <table:table-cell office:value-type="float" office:value="0.21254" calcext:value-type="float">
            <text:p>0,21</text:p>
          </table:table-cell>
          <table:table-cell office:value-type="float" office:value="0.40186" calcext:value-type="float">
            <text:p>0,4</text:p>
          </table:table-cell>
          <table:table-cell office:value-type="float" office:value="0.41176" calcext:value-type="float">
            <text:p>0,41</text:p>
          </table:table-cell>
        </table:table-row>
        <table:table-row table:style-name="ro1">
          <table:table-cell office:value-type="string" calcext:value-type="string">
            <text:p>sent_plain</text:p>
          </table:table-cell>
          <table:table-cell office:value-type="float" office:value="0.22061" calcext:value-type="float">
            <text:p>0,22</text:p>
          </table:table-cell>
          <table:table-cell office:value-type="float" office:value="0.22516" calcext:value-type="float">
            <text:p>0,23</text:p>
          </table:table-cell>
          <table:table-cell office:value-type="float" office:value="0.3737" calcext:value-type="float">
            <text:p>0,37</text:p>
          </table:table-cell>
          <table:table-cell office:value-type="float" office:value="0.37598" calcext:value-type="float">
            <text:p>0,38</text:p>
          </table:table-cell>
          <table:table-cell office:value-type="float" office:value="0.34214" calcext:value-type="float">
            <text:p>0,34</text:p>
          </table:table-cell>
          <table:table-cell office:value-type="float" office:value="0.1343" calcext:value-type="float">
            <text:p>0,13</text:p>
          </table:table-cell>
          <table:table-cell office:value-type="float" office:value="0.32613" calcext:value-type="float">
            <text:p>0,33</text:p>
          </table:table-cell>
          <table:table-cell office:value-type="float" office:value="0.34444" calcext:value-type="float">
            <text:p>0,34</text:p>
          </table:table-cell>
        </table:table-row>
        <table:table-row table:style-name="ro1">
          <table:table-cell office:value-type="string" calcext:value-type="string">
            <text:p>sent_sim</text:p>
          </table:table-cell>
          <table:table-cell office:value-type="float" office:value="0.21734" calcext:value-type="float">
            <text:p>0,22</text:p>
          </table:table-cell>
          <table:table-cell office:value-type="float" office:value="0.2249" calcext:value-type="float">
            <text:p>0,22</text:p>
          </table:table-cell>
          <table:table-cell office:value-type="float" office:value="0.36814" calcext:value-type="float">
            <text:p>0,37</text:p>
          </table:table-cell>
          <table:table-cell office:value-type="float" office:value="0.38777" calcext:value-type="float">
            <text:p>0,39</text:p>
          </table:table-cell>
          <table:table-cell office:value-type="float" office:value="0.34696" calcext:value-type="float">
            <text:p>0,35</text:p>
          </table:table-cell>
          <table:table-cell office:value-type="float" office:value="0.13517" calcext:value-type="float">
            <text:p>0,14</text:p>
          </table:table-cell>
          <table:table-cell office:value-type="float" office:value="0.32688" calcext:value-type="float">
            <text:p>0,33</text:p>
          </table:table-cell>
          <table:table-cell office:value-type="float" office:value="0.34499" calcext:value-type="float">
            <text:p>0,34</text:p>
          </table:table-cell>
        </table:table-row>
        <table:table-row table:style-name="ro1">
          <table:table-cell office:value-type="string" calcext:value-type="string">
            <text:p>sim_plain</text:p>
          </table:table-cell>
          <table:table-cell office:value-type="float" office:value="0.21324" calcext:value-type="float">
            <text:p>0,21</text:p>
          </table:table-cell>
          <table:table-cell office:value-type="float" office:value="0.24348" calcext:value-type="float">
            <text:p>0,24</text:p>
          </table:table-cell>
          <table:table-cell office:value-type="float" office:value="0.38303" calcext:value-type="float">
            <text:p>0,38</text:p>
          </table:table-cell>
          <table:table-cell office:value-type="float" office:value="0.35558" calcext:value-type="float">
            <text:p>0,36</text:p>
          </table:table-cell>
          <table:table-cell office:value-type="float" office:value="0.38879" calcext:value-type="float">
            <text:p>0,39</text:p>
          </table:table-cell>
          <table:table-cell office:value-type="float" office:value="0.14686" calcext:value-type="float">
            <text:p>0,15</text:p>
          </table:table-cell>
          <table:table-cell office:value-type="float" office:value="0.36303" calcext:value-type="float">
            <text:p>0,36</text:p>
          </table:table-cell>
          <table:table-cell office:value-type="float" office:value="0.32107" calcext:value-type="float">
            <text:p>0,32</text:p>
          </table:table-cell>
        </table:table-row>
        <table:table-row table:style-name="ro1">
          <table:table-cell office:value-type="string" calcext:value-type="string">
            <text:p>sim_sim</text:p>
          </table:table-cell>
          <table:table-cell office:value-type="float" office:value="0.2143" calcext:value-type="float">
            <text:p>0,21</text:p>
          </table:table-cell>
          <table:table-cell office:value-type="float" office:value="0.23867" calcext:value-type="float">
            <text:p>0,24</text:p>
          </table:table-cell>
          <table:table-cell office:value-type="float" office:value="0.37963" calcext:value-type="float">
            <text:p>0,38</text:p>
          </table:table-cell>
          <table:table-cell office:value-type="float" office:value="0.35591" calcext:value-type="float">
            <text:p>0,36</text:p>
          </table:table-cell>
          <table:table-cell office:value-type="float" office:value="0.38012" calcext:value-type="float">
            <text:p>0,38</text:p>
          </table:table-cell>
          <table:table-cell office:value-type="float" office:value="0.14842" calcext:value-type="float">
            <text:p>0,15</text:p>
          </table:table-cell>
          <table:table-cell office:value-type="float" office:value="0.36565" calcext:value-type="float">
            <text:p>0,37</text:p>
          </table:table-cell>
          <table:table-cell office:value-type="float" office:value="0.33984" calcext:value-type="float">
            <text:p>0,34</text:p>
          </table:table-cell>
        </table:table-row>
        <table:table-row table:style-name="ro1">
          <table:table-cell office:value-type="string" calcext:value-type="string">
            <text:p>size_plain</text:p>
          </table:table-cell>
          <table:table-cell office:value-type="float" office:value="0.22629" calcext:value-type="float">
            <text:p>0,23</text:p>
          </table:table-cell>
          <table:table-cell office:value-type="float" office:value="0.21249" calcext:value-type="float">
            <text:p>0,21</text:p>
          </table:table-cell>
          <table:table-cell office:value-type="float" office:value="0.35287" calcext:value-type="float">
            <text:p>0,35</text:p>
          </table:table-cell>
          <table:table-cell office:value-type="float" office:value="0.3958" calcext:value-type="float">
            <text:p>0,4</text:p>
          </table:table-cell>
          <table:table-cell office:value-type="float" office:value="0.3464" calcext:value-type="float">
            <text:p>0,35</text:p>
          </table:table-cell>
          <table:table-cell office:value-type="float" office:value="0.13258" calcext:value-type="float">
            <text:p>0,13</text:p>
          </table:table-cell>
          <table:table-cell office:value-type="float" office:value="0.31484" calcext:value-type="float">
            <text:p>0,31</text:p>
          </table:table-cell>
          <table:table-cell office:value-type="float" office:value="0.33197" calcext:value-type="float">
            <text:p>0,33</text:p>
          </table:table-cell>
        </table:table-row>
        <table:table-row table:style-name="ro1">
          <table:table-cell office:value-type="string" calcext:value-type="string">
            <text:p>size_sim</text:p>
          </table:table-cell>
          <table:table-cell office:value-type="float" office:value="0.22427" calcext:value-type="float">
            <text:p>0,22</text:p>
          </table:table-cell>
          <table:table-cell office:value-type="float" office:value="0.21338" calcext:value-type="float">
            <text:p>0,21</text:p>
          </table:table-cell>
          <table:table-cell office:value-type="float" office:value="0.34949" calcext:value-type="float">
            <text:p>0,35</text:p>
          </table:table-cell>
          <table:table-cell office:value-type="float" office:value="0.39812" calcext:value-type="float">
            <text:p>0,4</text:p>
          </table:table-cell>
          <table:table-cell office:value-type="float" office:value="0.35162" calcext:value-type="float">
            <text:p>0,35</text:p>
          </table:table-cell>
          <table:table-cell office:value-type="float" office:value="0.13023" calcext:value-type="float">
            <text:p>0,13</text:p>
          </table:table-cell>
          <table:table-cell office:value-type="float" office:value="0.32022" calcext:value-type="float">
            <text:p>0,32</text:p>
          </table:table-cell>
          <table:table-cell office:value-type="float" office:value="0.33747" calcext:value-type="float">
            <text:p>0,34</text:p>
          </table:table-cell>
        </table:table-row>
        <table:table-row table:style-name="ro1">
          <table:table-cell office:value-type="string" calcext:value-type="string">
            <text:p>sums_plain</text:p>
          </table:table-cell>
          <table:table-cell office:value-type="float" office:value="0.19258" calcext:value-type="float">
            <text:p>0,19</text:p>
          </table:table-cell>
          <table:table-cell office:value-type="float" office:value="0.21308" calcext:value-type="float">
            <text:p>0,21</text:p>
          </table:table-cell>
          <table:table-cell office:value-type="float" office:value="0.35826" calcext:value-type="float">
            <text:p>0,36</text:p>
          </table:table-cell>
          <table:table-cell office:value-type="float" office:value="0.37895" calcext:value-type="float">
            <text:p>0,38</text:p>
          </table:table-cell>
          <table:table-cell office:value-type="float" office:value="0.35501" calcext:value-type="float">
            <text:p>0,36</text:p>
          </table:table-cell>
          <table:table-cell office:value-type="float" office:value="0.12555" calcext:value-type="float">
            <text:p>0,13</text:p>
          </table:table-cell>
          <table:table-cell office:value-type="float" office:value="0.32328" calcext:value-type="float">
            <text:p>0,32</text:p>
          </table:table-cell>
          <table:table-cell office:value-type="float" office:value="0.30357" calcext:value-type="float">
            <text:p>0,3</text:p>
          </table:table-cell>
        </table:table-row>
        <table:table-row table:style-name="ro1">
          <table:table-cell office:value-type="string" calcext:value-type="string">
            <text:p>sums_sim</text:p>
          </table:table-cell>
          <table:table-cell office:value-type="float" office:value="0.19952" calcext:value-type="float">
            <text:p>0,2</text:p>
          </table:table-cell>
          <table:table-cell office:value-type="float" office:value="0.2155" calcext:value-type="float">
            <text:p>0,22</text:p>
          </table:table-cell>
          <table:table-cell office:value-type="float" office:value="0.35466" calcext:value-type="float">
            <text:p>0,35</text:p>
          </table:table-cell>
          <table:table-cell office:value-type="float" office:value="0.38213" calcext:value-type="float">
            <text:p>0,38</text:p>
          </table:table-cell>
          <table:table-cell office:value-type="float" office:value="0.33856" calcext:value-type="float">
            <text:p>0,34</text:p>
          </table:table-cell>
          <table:table-cell office:value-type="float" office:value="0.12724" calcext:value-type="float">
            <text:p>0,13</text:p>
          </table:table-cell>
          <table:table-cell office:value-type="float" office:value="0.31498" calcext:value-type="float">
            <text:p>0,31</text:p>
          </table:table-cell>
          <table:table-cell office:value-type="float" office:value="0.30691" calcext:value-type="float">
            <text:p>0,31</text:p>
          </table:table-cell>
        </table:table-row>
        <table:table-row table:style-name="ro1">
          <table:table-cell office:value-type="string" calcext:value-type="string">
            <text:p>tf_plain</text:p>
          </table:table-cell>
          <table:table-cell office:value-type="float" office:value="0.21978" calcext:value-type="float">
            <text:p>0,22</text:p>
          </table:table-cell>
          <table:table-cell office:value-type="float" office:value="0.21343" calcext:value-type="float">
            <text:p>0,21</text:p>
          </table:table-cell>
          <table:table-cell office:value-type="float" office:value="0.35108" calcext:value-type="float">
            <text:p>0,35</text:p>
          </table:table-cell>
          <table:table-cell office:value-type="float" office:value="0.38724" calcext:value-type="float">
            <text:p>0,39</text:p>
          </table:table-cell>
          <table:table-cell office:value-type="float" office:value="0.34961" calcext:value-type="float">
            <text:p>0,35</text:p>
          </table:table-cell>
          <table:table-cell office:value-type="float" office:value="0.13041" calcext:value-type="float">
            <text:p>0,13</text:p>
          </table:table-cell>
          <table:table-cell office:value-type="float" office:value="0.34545" calcext:value-type="float">
            <text:p>0,35</text:p>
          </table:table-cell>
          <table:table-cell office:value-type="float" office:value="0.33833" calcext:value-type="float">
            <text:p>0,34</text:p>
          </table:table-cell>
        </table:table-row>
        <table:table-row table:style-name="ro1">
          <table:table-cell office:value-type="string" calcext:value-type="string">
            <text:p>tf_sim</text:p>
          </table:table-cell>
          <table:table-cell office:value-type="float" office:value="0.21851" calcext:value-type="float">
            <text:p>0,22</text:p>
          </table:table-cell>
          <table:table-cell office:value-type="float" office:value="0.21561" calcext:value-type="float">
            <text:p>0,22</text:p>
          </table:table-cell>
          <table:table-cell office:value-type="float" office:value="0.35292" calcext:value-type="float">
            <text:p>0,35</text:p>
          </table:table-cell>
          <table:table-cell office:value-type="float" office:value="0.38453" calcext:value-type="float">
            <text:p>0,38</text:p>
          </table:table-cell>
          <table:table-cell office:value-type="float" office:value="0.34712" calcext:value-type="float">
            <text:p>0,35</text:p>
          </table:table-cell>
          <table:table-cell office:value-type="float" office:value="0.13775" calcext:value-type="float">
            <text:p>0,14</text:p>
          </table:table-cell>
          <table:table-cell office:value-type="float" office:value="0.34846" calcext:value-type="float">
            <text:p>0,35</text:p>
          </table:table-cell>
          <table:table-cell office:value-type="float" office:value="0.34654" calcext:value-type="float">
            <text:p>0,35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table:style-name="ce3" office:value-type="float" office:value="0.24393" calcext:value-type="float">
            <text:p>0,24393</text:p>
          </table:table-cell>
          <table:table-cell table:style-name="ce3" office:value-type="float" office:value="0.26813" calcext:value-type="float">
            <text:p>0,26813</text:p>
          </table:table-cell>
          <table:table-cell table:style-name="ce3" office:value-type="float" office:value="0.40619" calcext:value-type="float">
            <text:p>0,40619</text:p>
          </table:table-cell>
          <table:table-cell table:style-name="ce3" office:value-type="float" office:value="0.4355" calcext:value-type="float">
            <text:p>0,43550</text:p>
          </table:table-cell>
          <table:table-cell table:style-name="ce3" office:value-type="float" office:value="0.40618" calcext:value-type="float">
            <text:p>0,40618</text:p>
          </table:table-cell>
          <table:table-cell table:style-name="ce3" office:value-type="float" office:value="0.16793" calcext:value-type="float">
            <text:p>0,16793</text:p>
          </table:table-cell>
          <table:table-cell table:style-name="ce3" office:value-type="float" office:value="0.3601" calcext:value-type="float">
            <text:p>0,36010</text:p>
          </table:table-cell>
          <table:table-cell table:style-name="ce3" office:value-type="float" office:value="0.38438" calcext:value-type="float">
            <text:p>0,3843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COUNTIF([.B2:.B15];COM.MICROSOFT.CONCAT(&quot;&gt;&quot;;[.B16]))" office:value-type="float" office:value="2" calcext:value-type="float">
            <text:p>2</text:p>
          </table:table-cell>
          <table:table-cell table:formula="of:=COUNTIF([.C2:.C15];COM.MICROSOFT.CONCAT(&quot;&gt;&quot;;[.C16]))" office:value-type="float" office:value="2" calcext:value-type="float">
            <text:p>2</text:p>
          </table:table-cell>
          <table:table-cell table:formula="of:=COUNTIF([.D2:.D15];COM.MICROSOFT.CONCAT(&quot;&gt;&quot;;[.D16]))" office:value-type="float" office:value="2" calcext:value-type="float">
            <text:p>2</text:p>
          </table:table-cell>
          <table:table-cell table:formula="of:=COUNTIF([.E2:.E15];COM.MICROSOFT.CONCAT(&quot;&gt;&quot;;[.E16]))" office:value-type="float" office:value="0" calcext:value-type="float">
            <text:p>0</text:p>
          </table:table-cell>
          <table:table-cell table:formula="of:=COUNTIF([.F2:.F15];COM.MICROSOFT.CONCAT(&quot;&gt;&quot;;[.F16]))" office:value-type="float" office:value="2" calcext:value-type="float">
            <text:p>2</text:p>
          </table:table-cell>
          <table:table-cell table:formula="of:=COUNTIF([.G2:.G15];COM.MICROSOFT.CONCAT(&quot;&gt;&quot;;[.G16]))" office:value-type="float" office:value="2" calcext:value-type="float">
            <text:p>2</text:p>
          </table:table-cell>
          <table:table-cell table:formula="of:=COUNTIF([.H2:.H15];COM.MICROSOFT.CONCAT(&quot;&gt;&quot;;[.H16]))" office:value-type="float" office:value="4" calcext:value-type="float">
            <text:p>4</text:p>
          </table:table-cell>
          <table:table-cell table:formula="of:=COUNTIF([.I2:.I15];COM.MICROSOFT.CONCAT(&quot;&gt;&quot;;[.I16]))" office:value-type="float" office:value="2" calcext:value-type="float">
            <text:p>2</text:p>
          </table:table-cell>
        </table:table-row>
      </table:table>
      <table:table table:name="filter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os_plain</text:p>
          </table:table-cell>
          <table:table-cell office:value-type="float" office:value="0.22447" calcext:value-type="float">
            <text:p>0,22</text:p>
          </table:table-cell>
          <table:table-cell office:value-type="float" office:value="0.23475" calcext:value-type="float">
            <text:p>0,23</text:p>
          </table:table-cell>
          <table:table-cell office:value-type="float" office:value="0.37811" calcext:value-type="float">
            <text:p>0,38</text:p>
          </table:table-cell>
          <table:table-cell office:value-type="float" office:value="0.3998" calcext:value-type="float">
            <text:p>0,4</text:p>
          </table:table-cell>
          <table:table-cell office:value-type="float" office:value="0.36865" calcext:value-type="float">
            <text:p>0,37</text:p>
          </table:table-cell>
          <table:table-cell office:value-type="float" office:value="0.15341" calcext:value-type="float">
            <text:p>0,15</text:p>
          </table:table-cell>
          <table:table-cell office:value-type="float" office:value="0.37136" calcext:value-type="float">
            <text:p>0,37</text:p>
          </table:table-cell>
          <table:table-cell office:value-type="float" office:value="0.33609" calcext:value-type="float">
            <text:p>0,34</text:p>
          </table:table-cell>
        </table:table-row>
        <table:table-row table:style-name="ro1">
          <table:table-cell office:value-type="string" calcext:value-type="string">
            <text:p>pos_sim</text:p>
          </table:table-cell>
          <table:table-cell office:value-type="float" office:value="0.2202" calcext:value-type="float">
            <text:p>0,22</text:p>
          </table:table-cell>
          <table:table-cell office:value-type="float" office:value="0.23072" calcext:value-type="float">
            <text:p>0,23</text:p>
          </table:table-cell>
          <table:table-cell office:value-type="float" office:value="0.3766" calcext:value-type="float">
            <text:p>0,38</text:p>
          </table:table-cell>
          <table:table-cell office:value-type="float" office:value="0.39463" calcext:value-type="float">
            <text:p>0,39</text:p>
          </table:table-cell>
          <table:table-cell office:value-type="float" office:value="0.3745" calcext:value-type="float">
            <text:p>0,37</text:p>
          </table:table-cell>
          <table:table-cell office:value-type="float" office:value="0.14767" calcext:value-type="float">
            <text:p>0,15</text:p>
          </table:table-cell>
          <table:table-cell office:value-type="float" office:value="0.35982" calcext:value-type="float">
            <text:p>0,36</text:p>
          </table:table-cell>
          <table:table-cell office:value-type="float" office:value="0.36418" calcext:value-type="float">
            <text:p>0,36</text:p>
          </table:table-cell>
        </table:table-row>
        <table:table-row table:style-name="ro1">
          <table:table-cell office:value-type="string" calcext:value-type="string">
            <text:p>rouge1_plain</text:p>
          </table:table-cell>
          <table:table-cell office:value-type="float" office:value="0.24561" calcext:value-type="float">
            <text:p>0,25</text:p>
          </table:table-cell>
          <table:table-cell office:value-type="float" office:value="0.3219" calcext:value-type="float">
            <text:p>0,32</text:p>
          </table:table-cell>
          <table:table-cell office:value-type="float" office:value="0.47483" calcext:value-type="float">
            <text:p>0,47</text:p>
          </table:table-cell>
          <table:table-cell office:value-type="float" office:value="0.41573" calcext:value-type="float">
            <text:p>0,42</text:p>
          </table:table-cell>
          <table:table-cell office:value-type="float" office:value="0.43631" calcext:value-type="float">
            <text:p>0,44</text:p>
          </table:table-cell>
          <table:table-cell office:value-type="float" office:value="0.22149" calcext:value-type="float">
            <text:p>0,22</text:p>
          </table:table-cell>
          <table:table-cell office:value-type="float" office:value="0.40062" calcext:value-type="float">
            <text:p>0,4</text:p>
          </table:table-cell>
          <table:table-cell office:value-type="float" office:value="0.41922" calcext:value-type="float">
            <text:p>0,42</text:p>
          </table:table-cell>
        </table:table-row>
        <table:table-row table:style-name="ro1">
          <table:table-cell office:value-type="string" calcext:value-type="string">
            <text:p>rouge1_sim</text:p>
          </table:table-cell>
          <table:table-cell office:value-type="float" office:value="0.24766" calcext:value-type="float">
            <text:p>0,25</text:p>
          </table:table-cell>
          <table:table-cell office:value-type="float" office:value="0.33994" calcext:value-type="float">
            <text:p>0,34</text:p>
          </table:table-cell>
          <table:table-cell office:value-type="float" office:value="0.46073" calcext:value-type="float">
            <text:p>0,46</text:p>
          </table:table-cell>
          <table:table-cell office:value-type="float" office:value="0.4183" calcext:value-type="float">
            <text:p>0,42</text:p>
          </table:table-cell>
          <table:table-cell office:value-type="float" office:value="0.43018" calcext:value-type="float">
            <text:p>0,43</text:p>
          </table:table-cell>
          <table:table-cell office:value-type="float" office:value="0.21254" calcext:value-type="float">
            <text:p>0,21</text:p>
          </table:table-cell>
          <table:table-cell office:value-type="float" office:value="0.40186" calcext:value-type="float">
            <text:p>0,4</text:p>
          </table:table-cell>
          <table:table-cell office:value-type="float" office:value="0.41176" calcext:value-type="float">
            <text:p>0,41</text:p>
          </table:table-cell>
        </table:table-row>
        <table:table-row table:style-name="ro1">
          <table:table-cell office:value-type="string" calcext:value-type="string">
            <text:p>sent_plain</text:p>
          </table:table-cell>
          <table:table-cell office:value-type="float" office:value="0.19711" calcext:value-type="float">
            <text:p>0,2</text:p>
          </table:table-cell>
          <table:table-cell office:value-type="float" office:value="0.22797" calcext:value-type="float">
            <text:p>0,23</text:p>
          </table:table-cell>
          <table:table-cell office:value-type="float" office:value="0.37327" calcext:value-type="float">
            <text:p>0,37</text:p>
          </table:table-cell>
          <table:table-cell office:value-type="float" office:value="0.38137" calcext:value-type="float">
            <text:p>0,38</text:p>
          </table:table-cell>
          <table:table-cell office:value-type="float" office:value="0.33762" calcext:value-type="float">
            <text:p>0,34</text:p>
          </table:table-cell>
          <table:table-cell office:value-type="float" office:value="0.1317" calcext:value-type="float">
            <text:p>0,13</text:p>
          </table:table-cell>
          <table:table-cell office:value-type="float" office:value="0.27982" calcext:value-type="float">
            <text:p>0,28</text:p>
          </table:table-cell>
          <table:table-cell office:value-type="float" office:value="0.3232" calcext:value-type="float">
            <text:p>0,32</text:p>
          </table:table-cell>
        </table:table-row>
        <table:table-row table:style-name="ro1">
          <table:table-cell office:value-type="string" calcext:value-type="string">
            <text:p>sent_sim</text:p>
          </table:table-cell>
          <table:table-cell office:value-type="float" office:value="0.20004" calcext:value-type="float">
            <text:p>0,2</text:p>
          </table:table-cell>
          <table:table-cell office:value-type="float" office:value="0.22062" calcext:value-type="float">
            <text:p>0,22</text:p>
          </table:table-cell>
          <table:table-cell office:value-type="float" office:value="0.36737" calcext:value-type="float">
            <text:p>0,37</text:p>
          </table:table-cell>
          <table:table-cell office:value-type="float" office:value="0.38502" calcext:value-type="float">
            <text:p>0,39</text:p>
          </table:table-cell>
          <table:table-cell office:value-type="float" office:value="0.33958" calcext:value-type="float">
            <text:p>0,34</text:p>
          </table:table-cell>
          <table:table-cell office:value-type="float" office:value="0.14361" calcext:value-type="float">
            <text:p>0,14</text:p>
          </table:table-cell>
          <table:table-cell office:value-type="float" office:value="0.31" calcext:value-type="float">
            <text:p>0,31</text:p>
          </table:table-cell>
          <table:table-cell office:value-type="float" office:value="0.32549" calcext:value-type="float">
            <text:p>0,33</text:p>
          </table:table-cell>
        </table:table-row>
        <table:table-row table:style-name="ro1">
          <table:table-cell office:value-type="string" calcext:value-type="string">
            <text:p>sim_plain</text:p>
          </table:table-cell>
          <table:table-cell office:value-type="float" office:value="0.1576" calcext:value-type="float">
            <text:p>0,16</text:p>
          </table:table-cell>
          <table:table-cell office:value-type="float" office:value="0.18772" calcext:value-type="float">
            <text:p>0,19</text:p>
          </table:table-cell>
          <table:table-cell office:value-type="float" office:value="0.31181" calcext:value-type="float">
            <text:p>0,31</text:p>
          </table:table-cell>
          <table:table-cell office:value-type="float" office:value="0.30214" calcext:value-type="float">
            <text:p>0,3</text:p>
          </table:table-cell>
          <table:table-cell office:value-type="float" office:value="0.29842" calcext:value-type="float">
            <text:p>0,3</text:p>
          </table:table-cell>
          <table:table-cell office:value-type="float" office:value="0.083" calcext:value-type="float">
            <text:p>0,08</text:p>
          </table:table-cell>
          <table:table-cell office:value-type="float" office:value="0.28333" calcext:value-type="float">
            <text:p>0,28</text:p>
          </table:table-cell>
          <table:table-cell office:value-type="float" office:value="0.23295" calcext:value-type="float">
            <text:p>0,23</text:p>
          </table:table-cell>
        </table:table-row>
        <table:table-row table:style-name="ro1">
          <table:table-cell office:value-type="string" calcext:value-type="string">
            <text:p>sim_sim</text:p>
          </table:table-cell>
          <table:table-cell office:value-type="float" office:value="0.16075" calcext:value-type="float">
            <text:p>0,16</text:p>
          </table:table-cell>
          <table:table-cell office:value-type="float" office:value="0.18775" calcext:value-type="float">
            <text:p>0,19</text:p>
          </table:table-cell>
          <table:table-cell office:value-type="float" office:value="0.30861" calcext:value-type="float">
            <text:p>0,31</text:p>
          </table:table-cell>
          <table:table-cell office:value-type="float" office:value="0.31887" calcext:value-type="float">
            <text:p>0,32</text:p>
          </table:table-cell>
          <table:table-cell office:value-type="float" office:value="0.30122" calcext:value-type="float">
            <text:p>0,3</text:p>
          </table:table-cell>
          <table:table-cell office:value-type="float" office:value="0.08632" calcext:value-type="float">
            <text:p>0,09</text:p>
          </table:table-cell>
          <table:table-cell office:value-type="float" office:value="0.2855" calcext:value-type="float">
            <text:p>0,29</text:p>
          </table:table-cell>
          <table:table-cell office:value-type="float" office:value="0.24699" calcext:value-type="float">
            <text:p>0,25</text:p>
          </table:table-cell>
        </table:table-row>
        <table:table-row table:style-name="ro1">
          <table:table-cell office:value-type="string" calcext:value-type="string">
            <text:p>size_plain</text:p>
          </table:table-cell>
          <table:table-cell office:value-type="float" office:value="0.22923" calcext:value-type="float">
            <text:p>0,23</text:p>
          </table:table-cell>
          <table:table-cell office:value-type="float" office:value="0.22577" calcext:value-type="float">
            <text:p>0,23</text:p>
          </table:table-cell>
          <table:table-cell office:value-type="float" office:value="0.37639" calcext:value-type="float">
            <text:p>0,38</text:p>
          </table:table-cell>
          <table:table-cell office:value-type="float" office:value="0.38623" calcext:value-type="float">
            <text:p>0,39</text:p>
          </table:table-cell>
          <table:table-cell office:value-type="float" office:value="0.3539" calcext:value-type="float">
            <text:p>0,35</text:p>
          </table:table-cell>
          <table:table-cell office:value-type="float" office:value="0.14762" calcext:value-type="float">
            <text:p>0,15</text:p>
          </table:table-cell>
          <table:table-cell office:value-type="float" office:value="0.34824" calcext:value-type="float">
            <text:p>0,35</text:p>
          </table:table-cell>
          <table:table-cell office:value-type="float" office:value="0.36343" calcext:value-type="float">
            <text:p>0,36</text:p>
          </table:table-cell>
        </table:table-row>
        <table:table-row table:style-name="ro1">
          <table:table-cell office:value-type="string" calcext:value-type="string">
            <text:p>size_sim</text:p>
          </table:table-cell>
          <table:table-cell office:value-type="float" office:value="0.22745" calcext:value-type="float">
            <text:p>0,23</text:p>
          </table:table-cell>
          <table:table-cell office:value-type="float" office:value="0.22593" calcext:value-type="float">
            <text:p>0,23</text:p>
          </table:table-cell>
          <table:table-cell office:value-type="float" office:value="0.37558" calcext:value-type="float">
            <text:p>0,38</text:p>
          </table:table-cell>
          <table:table-cell office:value-type="float" office:value="0.39152" calcext:value-type="float">
            <text:p>0,39</text:p>
          </table:table-cell>
          <table:table-cell office:value-type="float" office:value="0.35371" calcext:value-type="float">
            <text:p>0,35</text:p>
          </table:table-cell>
          <table:table-cell office:value-type="float" office:value="0.14817" calcext:value-type="float">
            <text:p>0,15</text:p>
          </table:table-cell>
          <table:table-cell office:value-type="float" office:value="0.34623" calcext:value-type="float">
            <text:p>0,35</text:p>
          </table:table-cell>
          <table:table-cell office:value-type="float" office:value="0.36383" calcext:value-type="float">
            <text:p>0,36</text:p>
          </table:table-cell>
        </table:table-row>
        <table:table-row table:style-name="ro1">
          <table:table-cell office:value-type="string" calcext:value-type="string">
            <text:p>sums_plain</text:p>
          </table:table-cell>
          <table:table-cell office:value-type="float" office:value="0.23707" calcext:value-type="float">
            <text:p>0,24</text:p>
          </table:table-cell>
          <table:table-cell office:value-type="float" office:value="0.21435" calcext:value-type="float">
            <text:p>0,21</text:p>
          </table:table-cell>
          <table:table-cell office:value-type="float" office:value="0.362" calcext:value-type="float">
            <text:p>0,36</text:p>
          </table:table-cell>
          <table:table-cell office:value-type="float" office:value="0.38785" calcext:value-type="float">
            <text:p>0,39</text:p>
          </table:table-cell>
          <table:table-cell office:value-type="float" office:value="0.37528" calcext:value-type="float">
            <text:p>0,38</text:p>
          </table:table-cell>
          <table:table-cell office:value-type="float" office:value="0.15663" calcext:value-type="float">
            <text:p>0,16</text:p>
          </table:table-cell>
          <table:table-cell office:value-type="float" office:value="0.34686" calcext:value-type="float">
            <text:p>0,35</text:p>
          </table:table-cell>
          <table:table-cell office:value-type="float" office:value="0.36587" calcext:value-type="float">
            <text:p>0,37</text:p>
          </table:table-cell>
        </table:table-row>
        <table:table-row table:style-name="ro1">
          <table:table-cell office:value-type="string" calcext:value-type="string">
            <text:p>sums_sim</text:p>
          </table:table-cell>
          <table:table-cell office:value-type="float" office:value="0.23686" calcext:value-type="float">
            <text:p>0,24</text:p>
          </table:table-cell>
          <table:table-cell office:value-type="float" office:value="0.20839" calcext:value-type="float">
            <text:p>0,21</text:p>
          </table:table-cell>
          <table:table-cell office:value-type="float" office:value="0.36492" calcext:value-type="float">
            <text:p>0,36</text:p>
          </table:table-cell>
          <table:table-cell office:value-type="float" office:value="0.38701" calcext:value-type="float">
            <text:p>0,39</text:p>
          </table:table-cell>
          <table:table-cell office:value-type="float" office:value="0.36835" calcext:value-type="float">
            <text:p>0,37</text:p>
          </table:table-cell>
          <table:table-cell office:value-type="float" office:value="0.1498" calcext:value-type="float">
            <text:p>0,15</text:p>
          </table:table-cell>
          <table:table-cell office:value-type="float" office:value="0.34512" calcext:value-type="float">
            <text:p>0,35</text:p>
          </table:table-cell>
          <table:table-cell office:value-type="float" office:value="0.36593" calcext:value-type="float">
            <text:p>0,37</text:p>
          </table:table-cell>
        </table:table-row>
        <table:table-row table:style-name="ro1">
          <table:table-cell office:value-type="string" calcext:value-type="string">
            <text:p>tf_plain</text:p>
          </table:table-cell>
          <table:table-cell office:value-type="float" office:value="0.22635" calcext:value-type="float">
            <text:p>0,23</text:p>
          </table:table-cell>
          <table:table-cell office:value-type="float" office:value="0.24504" calcext:value-type="float">
            <text:p>0,25</text:p>
          </table:table-cell>
          <table:table-cell office:value-type="float" office:value="0.36485" calcext:value-type="float">
            <text:p>0,36</text:p>
          </table:table-cell>
          <table:table-cell office:value-type="float" office:value="0.36807" calcext:value-type="float">
            <text:p>0,37</text:p>
          </table:table-cell>
          <table:table-cell office:value-type="float" office:value="0.38138" calcext:value-type="float">
            <text:p>0,38</text:p>
          </table:table-cell>
          <table:table-cell office:value-type="float" office:value="0.14936" calcext:value-type="float">
            <text:p>0,15</text:p>
          </table:table-cell>
          <table:table-cell office:value-type="float" office:value="0.34043" calcext:value-type="float">
            <text:p>0,34</text:p>
          </table:table-cell>
          <table:table-cell office:value-type="float" office:value="0.34048" calcext:value-type="float">
            <text:p>0,34</text:p>
          </table:table-cell>
        </table:table-row>
        <table:table-row table:style-name="ro1">
          <table:table-cell office:value-type="string" calcext:value-type="string">
            <text:p>tf_sim</text:p>
          </table:table-cell>
          <table:table-cell office:value-type="float" office:value="0.22817" calcext:value-type="float">
            <text:p>0,23</text:p>
          </table:table-cell>
          <table:table-cell office:value-type="float" office:value="0.25329" calcext:value-type="float">
            <text:p>0,25</text:p>
          </table:table-cell>
          <table:table-cell office:value-type="float" office:value="0.38883" calcext:value-type="float">
            <text:p>0,39</text:p>
          </table:table-cell>
          <table:table-cell office:value-type="float" office:value="0.37955" calcext:value-type="float">
            <text:p>0,38</text:p>
          </table:table-cell>
          <table:table-cell office:value-type="float" office:value="0.3963" calcext:value-type="float">
            <text:p>0,4</text:p>
          </table:table-cell>
          <table:table-cell office:value-type="float" office:value="0.15656" calcext:value-type="float">
            <text:p>0,16</text:p>
          </table:table-cell>
          <table:table-cell office:value-type="float" office:value="0.35882" calcext:value-type="float">
            <text:p>0,36</text:p>
          </table:table-cell>
          <table:table-cell office:value-type="float" office:value="0.34646" calcext:value-type="float">
            <text:p>0,35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table:style-name="ce3" office:value-type="float" office:value="0.24393" calcext:value-type="float">
            <text:p>0,24393</text:p>
          </table:table-cell>
          <table:table-cell table:style-name="ce3" office:value-type="float" office:value="0.26813" calcext:value-type="float">
            <text:p>0,26813</text:p>
          </table:table-cell>
          <table:table-cell table:style-name="ce3" office:value-type="float" office:value="0.40619" calcext:value-type="float">
            <text:p>0,40619</text:p>
          </table:table-cell>
          <table:table-cell table:style-name="ce3" office:value-type="float" office:value="0.4355" calcext:value-type="float">
            <text:p>0,43550</text:p>
          </table:table-cell>
          <table:table-cell table:style-name="ce3" office:value-type="float" office:value="0.40618" calcext:value-type="float">
            <text:p>0,40618</text:p>
          </table:table-cell>
          <table:table-cell table:style-name="ce3" office:value-type="float" office:value="0.16793" calcext:value-type="float">
            <text:p>0,16793</text:p>
          </table:table-cell>
          <table:table-cell table:style-name="ce3" office:value-type="float" office:value="0.3601" calcext:value-type="float">
            <text:p>0,36010</text:p>
          </table:table-cell>
          <table:table-cell table:style-name="ce3" office:value-type="float" office:value="0.38438" calcext:value-type="float">
            <text:p>0,384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COUNTIF([.B2:.B15];COM.MICROSOFT.CONCAT(&quot;&gt;&quot;;[.B16]))" office:value-type="float" office:value="2" calcext:value-type="float">
            <text:p>2</text:p>
          </table:table-cell>
          <table:table-cell table:formula="of:=COUNTIF([.C2:.C15];COM.MICROSOFT.CONCAT(&quot;&gt;&quot;;[.C16]))" office:value-type="float" office:value="2" calcext:value-type="float">
            <text:p>2</text:p>
          </table:table-cell>
          <table:table-cell table:formula="of:=COUNTIF([.D2:.D15];COM.MICROSOFT.CONCAT(&quot;&gt;&quot;;[.D16]))" office:value-type="float" office:value="2" calcext:value-type="float">
            <text:p>2</text:p>
          </table:table-cell>
          <table:table-cell table:formula="of:=COUNTIF([.E2:.E15];COM.MICROSOFT.CONCAT(&quot;&gt;&quot;;[.E16]))" office:value-type="float" office:value="0" calcext:value-type="float">
            <text:p>0</text:p>
          </table:table-cell>
          <table:table-cell table:formula="of:=COUNTIF([.F2:.F15];COM.MICROSOFT.CONCAT(&quot;&gt;&quot;;[.F16]))" office:value-type="float" office:value="2" calcext:value-type="float">
            <text:p>2</text:p>
          </table:table-cell>
          <table:table-cell table:formula="of:=COUNTIF([.G2:.G15];COM.MICROSOFT.CONCAT(&quot;&gt;&quot;;[.G16]))" office:value-type="float" office:value="2" calcext:value-type="float">
            <text:p>2</text:p>
          </table:table-cell>
          <table:table-cell table:formula="of:=COUNTIF([.H2:.H15];COM.MICROSOFT.CONCAT(&quot;&gt;&quot;;[.H16]))" office:value-type="float" office:value="3" calcext:value-type="float">
            <text:p>3</text:p>
          </table:table-cell>
          <table:table-cell table:formula="of:=COUNTIF([.I2:.I15];COM.MICROSOFT.CONCAT(&quot;&gt;&quot;;[.I16]))" office:value-type="float" office:value="2" calcext:value-type="float">
            <text:p>2</text:p>
          </table:table-cell>
        </table:table-row>
      </table:table>
      <table:table table:name="norm" table:style-name="ta1">
        <table:table-column table:style-name="co1" table:default-cell-style-name="Default"/>
        <table:table-column table:style-name="co1" table:number-columns-repeated="8" table:default-cell-style-name="ce4"/>
        <table:table-row table:style-name="ro1">
          <table:table-cell/>
          <table:table-cell table:style-name="Default" office:value-type="string" calcext:value-type="string">
            <text:p>ar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he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rouge1_plain</text:p>
          </table:table-cell>
          <table:table-cell office:value-type="float" office:value="0.24561" calcext:value-type="float">
            <text:p>0,24561</text:p>
          </table:table-cell>
          <table:table-cell office:value-type="float" office:value="0.3219" calcext:value-type="float">
            <text:p>0,32190</text:p>
          </table:table-cell>
          <table:table-cell office:value-type="float" office:value="0.47483" calcext:value-type="float">
            <text:p>0,47483</text:p>
          </table:table-cell>
          <table:table-cell office:value-type="float" office:value="0.41573" calcext:value-type="float">
            <text:p>0,41573</text:p>
          </table:table-cell>
          <table:table-cell office:value-type="float" office:value="0.43631" calcext:value-type="float">
            <text:p>0,43631</text:p>
          </table:table-cell>
          <table:table-cell office:value-type="float" office:value="0.22149" calcext:value-type="float">
            <text:p>0,22149</text:p>
          </table:table-cell>
          <table:table-cell office:value-type="float" office:value="0.40062" calcext:value-type="float">
            <text:p>0,40062</text:p>
          </table:table-cell>
          <table:table-cell office:value-type="float" office:value="0.41922" calcext:value-type="float">
            <text:p>0,41922</text:p>
          </table:table-cell>
        </table:table-row>
        <table:table-row table:style-name="ro1">
          <table:table-cell office:value-type="string" calcext:value-type="string">
            <text:p>rouge1_sim</text:p>
          </table:table-cell>
          <table:table-cell office:value-type="float" office:value="0.24766" calcext:value-type="float">
            <text:p>0,24766</text:p>
          </table:table-cell>
          <table:table-cell office:value-type="float" office:value="0.33994" calcext:value-type="float">
            <text:p>0,33994</text:p>
          </table:table-cell>
          <table:table-cell office:value-type="float" office:value="0.46073" calcext:value-type="float">
            <text:p>0,46073</text:p>
          </table:table-cell>
          <table:table-cell office:value-type="float" office:value="0.4183" calcext:value-type="float">
            <text:p>0,41830</text:p>
          </table:table-cell>
          <table:table-cell office:value-type="float" office:value="0.43018" calcext:value-type="float">
            <text:p>0,43018</text:p>
          </table:table-cell>
          <table:table-cell office:value-type="float" office:value="0.21254" calcext:value-type="float">
            <text:p>0,21254</text:p>
          </table:table-cell>
          <table:table-cell office:value-type="float" office:value="0.40186" calcext:value-type="float">
            <text:p>0,40186</text:p>
          </table:table-cell>
          <table:table-cell office:value-type="float" office:value="0.41176" calcext:value-type="float">
            <text:p>0,41176</text:p>
          </table:table-cell>
        </table:table-row>
        <table:table-row table:style-name="ro1">
          <table:table-cell office:value-type="string" calcext:value-type="string">
            <text:p>pos_plain</text:p>
          </table:table-cell>
          <table:table-cell office:value-type="float" office:value="0.20677" calcext:value-type="float">
            <text:p>0,20677</text:p>
          </table:table-cell>
          <table:table-cell office:value-type="float" office:value="0.24165" calcext:value-type="float">
            <text:p>0,24165</text:p>
          </table:table-cell>
          <table:table-cell office:value-type="float" office:value="0.37572" calcext:value-type="float">
            <text:p>0,37572</text:p>
          </table:table-cell>
          <table:table-cell office:value-type="float" office:value="0.39084" calcext:value-type="float">
            <text:p>0,39084</text:p>
          </table:table-cell>
          <table:table-cell office:value-type="float" office:value="0.35325" calcext:value-type="float">
            <text:p>0,35325</text:p>
          </table:table-cell>
          <table:table-cell office:value-type="float" office:value="0.13497" calcext:value-type="float">
            <text:p>0,13497</text:p>
          </table:table-cell>
          <table:table-cell office:value-type="float" office:value="0.33901" calcext:value-type="float">
            <text:p>0,33901</text:p>
          </table:table-cell>
          <table:table-cell office:value-type="float" office:value="0.32877" calcext:value-type="float">
            <text:p>0,32877</text:p>
          </table:table-cell>
        </table:table-row>
        <table:table-row table:style-name="ro1">
          <table:table-cell office:value-type="string" calcext:value-type="string">
            <text:p>pos_sim</text:p>
          </table:table-cell>
          <table:table-cell office:value-type="float" office:value="0.2146" calcext:value-type="float">
            <text:p>0,21460</text:p>
          </table:table-cell>
          <table:table-cell office:value-type="float" office:value="0.23984" calcext:value-type="float">
            <text:p>0,23984</text:p>
          </table:table-cell>
          <table:table-cell office:value-type="float" office:value="0.37997" calcext:value-type="float">
            <text:p>0,37997</text:p>
          </table:table-cell>
          <table:table-cell office:value-type="float" office:value="0.39244" calcext:value-type="float">
            <text:p>0,39244</text:p>
          </table:table-cell>
          <table:table-cell office:value-type="float" office:value="0.3677" calcext:value-type="float">
            <text:p>0,36770</text:p>
          </table:table-cell>
          <table:table-cell office:value-type="float" office:value="0.13173" calcext:value-type="float">
            <text:p>0,13173</text:p>
          </table:table-cell>
          <table:table-cell office:value-type="float" office:value="0.33316" calcext:value-type="float">
            <text:p>0,33316</text:p>
          </table:table-cell>
          <table:table-cell office:value-type="float" office:value="0.34362" calcext:value-type="float">
            <text:p>0,34362</text:p>
          </table:table-cell>
        </table:table-row>
        <table:table-row table:style-name="ro1">
          <table:table-cell office:value-type="string" calcext:value-type="string">
            <text:p>sent_plain</text:p>
          </table:table-cell>
          <table:table-cell office:value-type="float" office:value="0.18028" calcext:value-type="float">
            <text:p>0,18028</text:p>
          </table:table-cell>
          <table:table-cell office:value-type="float" office:value="0.20096" calcext:value-type="float">
            <text:p>0,20096</text:p>
          </table:table-cell>
          <table:table-cell office:value-type="float" office:value="0.34614" calcext:value-type="float">
            <text:p>0,34614</text:p>
          </table:table-cell>
          <table:table-cell office:value-type="float" office:value="0.36363" calcext:value-type="float">
            <text:p>0,36363</text:p>
          </table:table-cell>
          <table:table-cell office:value-type="float" office:value="0.3144" calcext:value-type="float">
            <text:p>0,31440</text:p>
          </table:table-cell>
          <table:table-cell office:value-type="float" office:value="0.11902" calcext:value-type="float">
            <text:p>0,11902</text:p>
          </table:table-cell>
          <table:table-cell office:value-type="float" office:value="0.23367" calcext:value-type="float">
            <text:p>0,23367</text:p>
          </table:table-cell>
          <table:table-cell office:value-type="float" office:value="0.29961" calcext:value-type="float">
            <text:p>0,29961</text:p>
          </table:table-cell>
        </table:table-row>
        <table:table-row table:style-name="ro1">
          <table:table-cell office:value-type="string" calcext:value-type="string">
            <text:p>sent_sim</text:p>
          </table:table-cell>
          <table:table-cell office:value-type="float" office:value="0.19498" calcext:value-type="float">
            <text:p>0,19498</text:p>
          </table:table-cell>
          <table:table-cell office:value-type="float" office:value="0.20252" calcext:value-type="float">
            <text:p>0,20252</text:p>
          </table:table-cell>
          <table:table-cell office:value-type="float" office:value="0.34624" calcext:value-type="float">
            <text:p>0,34624</text:p>
          </table:table-cell>
          <table:table-cell office:value-type="float" office:value="0.37692" calcext:value-type="float">
            <text:p>0,37692</text:p>
          </table:table-cell>
          <table:table-cell office:value-type="float" office:value="0.32865" calcext:value-type="float">
            <text:p>0,32865</text:p>
          </table:table-cell>
          <table:table-cell office:value-type="float" office:value="0.12522" calcext:value-type="float">
            <text:p>0,12522</text:p>
          </table:table-cell>
          <table:table-cell office:value-type="float" office:value="0.26764" calcext:value-type="float">
            <text:p>0,26764</text:p>
          </table:table-cell>
          <table:table-cell office:value-type="float" office:value="0.3091" calcext:value-type="float">
            <text:p>0,30910</text:p>
          </table:table-cell>
        </table:table-row>
        <table:table-row table:style-name="ro1">
          <table:table-cell office:value-type="string" calcext:value-type="string">
            <text:p>sim_plain</text:p>
          </table:table-cell>
          <table:table-cell office:value-type="float" office:value="0.22277" calcext:value-type="float">
            <text:p>0,22277</text:p>
          </table:table-cell>
          <table:table-cell office:value-type="float" office:value="0.26354" calcext:value-type="float">
            <text:p>0,26354</text:p>
          </table:table-cell>
          <table:table-cell office:value-type="float" office:value="0.3977" calcext:value-type="float">
            <text:p>0,39770</text:p>
          </table:table-cell>
          <table:table-cell office:value-type="float" office:value="0.40646" calcext:value-type="float">
            <text:p>0,40646</text:p>
          </table:table-cell>
          <table:table-cell office:value-type="float" office:value="0.38785" calcext:value-type="float">
            <text:p>0,38785</text:p>
          </table:table-cell>
          <table:table-cell office:value-type="float" office:value="0.16795" calcext:value-type="float">
            <text:p>0,16795</text:p>
          </table:table-cell>
          <table:table-cell office:value-type="float" office:value="0.35823" calcext:value-type="float">
            <text:p>0,35823</text:p>
          </table:table-cell>
          <table:table-cell office:value-type="float" office:value="0.37396" calcext:value-type="float">
            <text:p>0,37396</text:p>
          </table:table-cell>
        </table:table-row>
        <table:table-row table:style-name="ro1">
          <table:table-cell office:value-type="string" calcext:value-type="string">
            <text:p>sim_sim</text:p>
          </table:table-cell>
          <table:table-cell office:value-type="float" office:value="0.23377" calcext:value-type="float">
            <text:p>0,23377</text:p>
          </table:table-cell>
          <table:table-cell office:value-type="float" office:value="0.25899" calcext:value-type="float">
            <text:p>0,25899</text:p>
          </table:table-cell>
          <table:table-cell office:value-type="float" office:value="0.40933" calcext:value-type="float">
            <text:p>0,40933</text:p>
          </table:table-cell>
          <table:table-cell office:value-type="float" office:value="0.41143" calcext:value-type="float">
            <text:p>0,41143</text:p>
          </table:table-cell>
          <table:table-cell office:value-type="float" office:value="0.39288" calcext:value-type="float">
            <text:p>0,39288</text:p>
          </table:table-cell>
          <table:table-cell office:value-type="float" office:value="0.16242" calcext:value-type="float">
            <text:p>0,16242</text:p>
          </table:table-cell>
          <table:table-cell office:value-type="float" office:value="0.36118" calcext:value-type="float">
            <text:p>0,36118</text:p>
          </table:table-cell>
          <table:table-cell office:value-type="float" office:value="0.36783" calcext:value-type="float">
            <text:p>0,36783</text:p>
          </table:table-cell>
        </table:table-row>
        <table:table-row table:style-name="ro1">
          <table:table-cell office:value-type="string" calcext:value-type="string">
            <text:p>size_plain</text:p>
          </table:table-cell>
          <table:table-cell office:value-type="float" office:value="0.2296" calcext:value-type="float">
            <text:p>0,22960</text:p>
          </table:table-cell>
          <table:table-cell office:value-type="float" office:value="0.2256" calcext:value-type="float">
            <text:p>0,22560</text:p>
          </table:table-cell>
          <table:table-cell office:value-type="float" office:value="0.3762" calcext:value-type="float">
            <text:p>0,37620</text:p>
          </table:table-cell>
          <table:table-cell office:value-type="float" office:value="0.38624" calcext:value-type="float">
            <text:p>0,38624</text:p>
          </table:table-cell>
          <table:table-cell office:value-type="float" office:value="0.35425" calcext:value-type="float">
            <text:p>0,35425</text:p>
          </table:table-cell>
          <table:table-cell office:value-type="float" office:value="0.14737" calcext:value-type="float">
            <text:p>0,14737</text:p>
          </table:table-cell>
          <table:table-cell office:value-type="float" office:value="0.34818" calcext:value-type="float">
            <text:p>0,34818</text:p>
          </table:table-cell>
          <table:table-cell office:value-type="float" office:value="0.36355" calcext:value-type="float">
            <text:p>0,36355</text:p>
          </table:table-cell>
        </table:table-row>
        <table:table-row table:style-name="ro1">
          <table:table-cell office:value-type="string" calcext:value-type="string">
            <text:p>size_sim</text:p>
          </table:table-cell>
          <table:table-cell office:value-type="float" office:value="0.22809" calcext:value-type="float">
            <text:p>0,22809</text:p>
          </table:table-cell>
          <table:table-cell office:value-type="float" office:value="0.22489" calcext:value-type="float">
            <text:p>0,22489</text:p>
          </table:table-cell>
          <table:table-cell office:value-type="float" office:value="0.37425" calcext:value-type="float">
            <text:p>0,37425</text:p>
          </table:table-cell>
          <table:table-cell office:value-type="float" office:value="0.39213" calcext:value-type="float">
            <text:p>0,39213</text:p>
          </table:table-cell>
          <table:table-cell office:value-type="float" office:value="0.35417" calcext:value-type="float">
            <text:p>0,35417</text:p>
          </table:table-cell>
          <table:table-cell office:value-type="float" office:value="0.14717" calcext:value-type="float">
            <text:p>0,14717</text:p>
          </table:table-cell>
          <table:table-cell office:value-type="float" office:value="0.34754" calcext:value-type="float">
            <text:p>0,34754</text:p>
          </table:table-cell>
          <table:table-cell office:value-type="float" office:value="0.36458" calcext:value-type="float">
            <text:p>0,36458</text:p>
          </table:table-cell>
        </table:table-row>
        <table:table-row table:style-name="ro1">
          <table:table-cell office:value-type="string" calcext:value-type="string">
            <text:p>sums_plain</text:p>
          </table:table-cell>
          <table:table-cell office:value-type="float" office:value="0.22954" calcext:value-type="float">
            <text:p>0,22954</text:p>
          </table:table-cell>
          <table:table-cell office:value-type="float" office:value="0.22775" calcext:value-type="float">
            <text:p>0,22775</text:p>
          </table:table-cell>
          <table:table-cell office:value-type="float" office:value="0.3773" calcext:value-type="float">
            <text:p>0,37730</text:p>
          </table:table-cell>
          <table:table-cell office:value-type="float" office:value="0.38992" calcext:value-type="float">
            <text:p>0,38992</text:p>
          </table:table-cell>
          <table:table-cell office:value-type="float" office:value="0.36497" calcext:value-type="float">
            <text:p>0,36497</text:p>
          </table:table-cell>
          <table:table-cell office:value-type="float" office:value="0.15423" calcext:value-type="float">
            <text:p>0,15423</text:p>
          </table:table-cell>
          <table:table-cell office:value-type="float" office:value="0.34826" calcext:value-type="float">
            <text:p>0,34826</text:p>
          </table:table-cell>
          <table:table-cell office:value-type="float" office:value="0.36696" calcext:value-type="float">
            <text:p>0,36696</text:p>
          </table:table-cell>
        </table:table-row>
        <table:table-row table:style-name="ro1">
          <table:table-cell office:value-type="string" calcext:value-type="string">
            <text:p>sums_sim</text:p>
          </table:table-cell>
          <table:table-cell office:value-type="float" office:value="0.22529" calcext:value-type="float">
            <text:p>0,22529</text:p>
          </table:table-cell>
          <table:table-cell office:value-type="float" office:value="0.22697" calcext:value-type="float">
            <text:p>0,22697</text:p>
          </table:table-cell>
          <table:table-cell office:value-type="float" office:value="0.37653" calcext:value-type="float">
            <text:p>0,37653</text:p>
          </table:table-cell>
          <table:table-cell office:value-type="float" office:value="0.3896" calcext:value-type="float">
            <text:p>0,38960</text:p>
          </table:table-cell>
          <table:table-cell office:value-type="float" office:value="0.36227" calcext:value-type="float">
            <text:p>0,36227</text:p>
          </table:table-cell>
          <table:table-cell office:value-type="float" office:value="0.14882" calcext:value-type="float">
            <text:p>0,14882</text:p>
          </table:table-cell>
          <table:table-cell office:value-type="float" office:value="0.34195" calcext:value-type="float">
            <text:p>0,34195</text:p>
          </table:table-cell>
          <table:table-cell office:value-type="float" office:value="0.35696" calcext:value-type="float">
            <text:p>0,35696</text:p>
          </table:table-cell>
        </table:table-row>
        <table:table-row table:style-name="ro1">
          <table:table-cell office:value-type="string" calcext:value-type="string">
            <text:p>tf_plain</text:p>
          </table:table-cell>
          <table:table-cell office:value-type="float" office:value="0.20487" calcext:value-type="float">
            <text:p>0,20487</text:p>
          </table:table-cell>
          <table:table-cell office:value-type="float" office:value="0.22717" calcext:value-type="float">
            <text:p>0,22717</text:p>
          </table:table-cell>
          <table:table-cell office:value-type="float" office:value="0.39171" calcext:value-type="float">
            <text:p>0,39171</text:p>
          </table:table-cell>
          <table:table-cell office:value-type="float" office:value="0.38631" calcext:value-type="float">
            <text:p>0,38631</text:p>
          </table:table-cell>
          <table:table-cell office:value-type="float" office:value="0.36475" calcext:value-type="float">
            <text:p>0,36475</text:p>
          </table:table-cell>
          <table:table-cell office:value-type="float" office:value="0.14249" calcext:value-type="float">
            <text:p>0,14249</text:p>
          </table:table-cell>
          <table:table-cell office:value-type="float" office:value="0.28626" calcext:value-type="float">
            <text:p>0,28626</text:p>
          </table:table-cell>
          <table:table-cell office:value-type="float" office:value="0.33436" calcext:value-type="float">
            <text:p>0,33436</text:p>
          </table:table-cell>
        </table:table-row>
        <table:table-row table:style-name="ro1">
          <table:table-cell office:value-type="string" calcext:value-type="string">
            <text:p>tf_sim</text:p>
          </table:table-cell>
          <table:table-cell office:value-type="float" office:value="0.21661" calcext:value-type="float">
            <text:p>0,21661</text:p>
          </table:table-cell>
          <table:table-cell office:value-type="float" office:value="0.22674" calcext:value-type="float">
            <text:p>0,22674</text:p>
          </table:table-cell>
          <table:table-cell office:value-type="float" office:value="0.39679" calcext:value-type="float">
            <text:p>0,39679</text:p>
          </table:table-cell>
          <table:table-cell office:value-type="float" office:value="0.39883" calcext:value-type="float">
            <text:p>0,39883</text:p>
          </table:table-cell>
          <table:table-cell office:value-type="float" office:value="0.36691" calcext:value-type="float">
            <text:p>0,36691</text:p>
          </table:table-cell>
          <table:table-cell office:value-type="float" office:value="0.15395" calcext:value-type="float">
            <text:p>0,15395</text:p>
          </table:table-cell>
          <table:table-cell office:value-type="float" office:value="0.30324" calcext:value-type="float">
            <text:p>0,30324</text:p>
          </table:table-cell>
          <table:table-cell office:value-type="float" office:value="0.34394" calcext:value-type="float">
            <text:p>0,34394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table:style-name="ce3" office:value-type="float" office:value="0.24393" calcext:value-type="float">
            <text:p>0,24393</text:p>
          </table:table-cell>
          <table:table-cell table:style-name="ce3" office:value-type="float" office:value="0.26813" calcext:value-type="float">
            <text:p>0,26813</text:p>
          </table:table-cell>
          <table:table-cell table:style-name="ce3" office:value-type="float" office:value="0.40619" calcext:value-type="float">
            <text:p>0,40619</text:p>
          </table:table-cell>
          <table:table-cell table:style-name="ce3" office:value-type="float" office:value="0.4355" calcext:value-type="float">
            <text:p>0,43550</text:p>
          </table:table-cell>
          <table:table-cell table:style-name="ce3" office:value-type="float" office:value="0.40618" calcext:value-type="float">
            <text:p>0,40618</text:p>
          </table:table-cell>
          <table:table-cell table:style-name="ce3" office:value-type="float" office:value="0.16793" calcext:value-type="float">
            <text:p>0,16793</text:p>
          </table:table-cell>
          <table:table-cell table:style-name="ce3" office:value-type="float" office:value="0.3601" calcext:value-type="float">
            <text:p>0,36010</text:p>
          </table:table-cell>
          <table:table-cell table:style-name="ce3" office:value-type="float" office:value="0.38438" calcext:value-type="float">
            <text:p>0,38438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formula="of:=COUNTIF([.B4:.B15];COM.MICROSOFT.CONCAT(&quot;&gt;&quot;;[.B16]))" office:value-type="float" office:value="0" calcext:value-type="float">
            <text:p>0</text:p>
          </table:table-cell>
          <table:table-cell table:style-name="Default" table:formula="of:=COUNTIF([.C4:.C15];COM.MICROSOFT.CONCAT(&quot;&gt;&quot;;[.C16]))" office:value-type="float" office:value="0" calcext:value-type="float">
            <text:p>0</text:p>
          </table:table-cell>
          <table:table-cell table:style-name="Default" table:formula="of:=COUNTIF([.D4:.D15];COM.MICROSOFT.CONCAT(&quot;&gt;&quot;;[.D16]))" office:value-type="float" office:value="1" calcext:value-type="float">
            <text:p>1</text:p>
          </table:table-cell>
          <table:table-cell table:style-name="Default" table:formula="of:=COUNTIF([.E4:.E15];COM.MICROSOFT.CONCAT(&quot;&gt;&quot;;[.E16]))" office:value-type="float" office:value="0" calcext:value-type="float">
            <text:p>0</text:p>
          </table:table-cell>
          <table:table-cell table:style-name="Default" table:formula="of:=COUNTIF([.F4:.F15];COM.MICROSOFT.CONCAT(&quot;&gt;&quot;;[.F16]))" office:value-type="float" office:value="0" calcext:value-type="float">
            <text:p>0</text:p>
          </table:table-cell>
          <table:table-cell table:style-name="Default" table:formula="of:=COUNTIF([.G4:.G15];COM.MICROSOFT.CONCAT(&quot;&gt;&quot;;[.G16]))" office:value-type="float" office:value="1" calcext:value-type="float">
            <text:p>1</text:p>
          </table:table-cell>
          <table:table-cell table:style-name="Default" table:formula="of:=COUNTIF([.H4:.H15];COM.MICROSOFT.CONCAT(&quot;&gt;&quot;;[.H16]))" office:value-type="float" office:value="1" calcext:value-type="float">
            <text:p>1</text:p>
          </table:table-cell>
          <table:table-cell table:style-name="Default" table:formula="of:=COUNTIF([.I4:.I15];COM.MICROSOFT.CONCAT(&quot;&gt;&quot;;[.I16]))" office:value-type="float" office:value="0" calcext:value-type="float">
            <text:p>0</text:p>
          </table:table-cell>
        </table:table-row>
      </table:table>
      <table:table table:name="pure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os_plain</text:p>
          </table:table-cell>
          <table:table-cell office:value-type="float" office:value="0.22488" calcext:value-type="float">
            <text:p>0,22</text:p>
          </table:table-cell>
          <table:table-cell office:value-type="float" office:value="0.23841" calcext:value-type="float">
            <text:p>0,24</text:p>
          </table:table-cell>
          <table:table-cell office:value-type="float" office:value="0.38027" calcext:value-type="float">
            <text:p>0,38</text:p>
          </table:table-cell>
          <table:table-cell office:value-type="float" office:value="0.38245" calcext:value-type="float">
            <text:p>0,38</text:p>
          </table:table-cell>
          <table:table-cell office:value-type="float" office:value="0.37376" calcext:value-type="float">
            <text:p>0,37</text:p>
          </table:table-cell>
          <table:table-cell office:value-type="float" office:value="0.17031" calcext:value-type="float">
            <text:p>0,17</text:p>
          </table:table-cell>
          <table:table-cell office:value-type="float" office:value="0.37861" calcext:value-type="float">
            <text:p>0,38</text:p>
          </table:table-cell>
          <table:table-cell office:value-type="float" office:value="0.33342" calcext:value-type="float">
            <text:p>0,33</text:p>
          </table:table-cell>
        </table:table-row>
        <table:table-row table:style-name="ro1">
          <table:table-cell office:value-type="string" calcext:value-type="string">
            <text:p>pos_sim</text:p>
          </table:table-cell>
          <table:table-cell office:value-type="float" office:value="0.2289" calcext:value-type="float">
            <text:p>0,23</text:p>
          </table:table-cell>
          <table:table-cell office:value-type="float" office:value="0.25311" calcext:value-type="float">
            <text:p>0,25</text:p>
          </table:table-cell>
          <table:table-cell office:value-type="float" office:value="0.38821" calcext:value-type="float">
            <text:p>0,39</text:p>
          </table:table-cell>
          <table:table-cell office:value-type="float" office:value="0.39593" calcext:value-type="float">
            <text:p>0,4</text:p>
          </table:table-cell>
          <table:table-cell office:value-type="float" office:value="0.37532" calcext:value-type="float">
            <text:p>0,38</text:p>
          </table:table-cell>
          <table:table-cell office:value-type="float" office:value="0.16551" calcext:value-type="float">
            <text:p>0,17</text:p>
          </table:table-cell>
          <table:table-cell office:value-type="float" office:value="0.37027" calcext:value-type="float">
            <text:p>0,37</text:p>
          </table:table-cell>
          <table:table-cell office:value-type="float" office:value="0.35341" calcext:value-type="float">
            <text:p>0,35</text:p>
          </table:table-cell>
        </table:table-row>
        <table:table-row table:style-name="ro1">
          <table:table-cell office:value-type="string" calcext:value-type="string">
            <text:p>rouge1_plain</text:p>
          </table:table-cell>
          <table:table-cell office:value-type="float" office:value="0.24561" calcext:value-type="float">
            <text:p>0,25</text:p>
          </table:table-cell>
          <table:table-cell office:value-type="float" office:value="0.3219" calcext:value-type="float">
            <text:p>0,32</text:p>
          </table:table-cell>
          <table:table-cell office:value-type="float" office:value="0.47483" calcext:value-type="float">
            <text:p>0,47</text:p>
          </table:table-cell>
          <table:table-cell office:value-type="float" office:value="0.41573" calcext:value-type="float">
            <text:p>0,42</text:p>
          </table:table-cell>
          <table:table-cell office:value-type="float" office:value="0.43631" calcext:value-type="float">
            <text:p>0,44</text:p>
          </table:table-cell>
          <table:table-cell office:value-type="float" office:value="0.22149" calcext:value-type="float">
            <text:p>0,22</text:p>
          </table:table-cell>
          <table:table-cell office:value-type="float" office:value="0.40062" calcext:value-type="float">
            <text:p>0,4</text:p>
          </table:table-cell>
          <table:table-cell office:value-type="float" office:value="0.41922" calcext:value-type="float">
            <text:p>0,42</text:p>
          </table:table-cell>
        </table:table-row>
        <table:table-row table:style-name="ro1">
          <table:table-cell office:value-type="string" calcext:value-type="string">
            <text:p>rouge1_sim</text:p>
          </table:table-cell>
          <table:table-cell office:value-type="float" office:value="0.24766" calcext:value-type="float">
            <text:p>0,25</text:p>
          </table:table-cell>
          <table:table-cell office:value-type="float" office:value="0.33994" calcext:value-type="float">
            <text:p>0,34</text:p>
          </table:table-cell>
          <table:table-cell office:value-type="float" office:value="0.46073" calcext:value-type="float">
            <text:p>0,46</text:p>
          </table:table-cell>
          <table:table-cell office:value-type="float" office:value="0.4183" calcext:value-type="float">
            <text:p>0,42</text:p>
          </table:table-cell>
          <table:table-cell office:value-type="float" office:value="0.43018" calcext:value-type="float">
            <text:p>0,43</text:p>
          </table:table-cell>
          <table:table-cell office:value-type="float" office:value="0.21254" calcext:value-type="float">
            <text:p>0,21</text:p>
          </table:table-cell>
          <table:table-cell office:value-type="float" office:value="0.40186" calcext:value-type="float">
            <text:p>0,4</text:p>
          </table:table-cell>
          <table:table-cell office:value-type="float" office:value="0.41176" calcext:value-type="float">
            <text:p>0,41</text:p>
          </table:table-cell>
        </table:table-row>
        <table:table-row table:style-name="ro1">
          <table:table-cell office:value-type="string" calcext:value-type="string">
            <text:p>sent_plain</text:p>
          </table:table-cell>
          <table:table-cell office:value-type="float" office:value="0.23756" calcext:value-type="float">
            <text:p>0,24</text:p>
          </table:table-cell>
          <table:table-cell office:value-type="float" office:value="0.23121" calcext:value-type="float">
            <text:p>0,23</text:p>
          </table:table-cell>
          <table:table-cell office:value-type="float" office:value="0.38542" calcext:value-type="float">
            <text:p>0,39</text:p>
          </table:table-cell>
          <table:table-cell office:value-type="float" office:value="0.40996" calcext:value-type="float">
            <text:p>0,41</text:p>
          </table:table-cell>
          <table:table-cell office:value-type="float" office:value="0.35555" calcext:value-type="float">
            <text:p>0,36</text:p>
          </table:table-cell>
          <table:table-cell office:value-type="float" office:value="0.14496" calcext:value-type="float">
            <text:p>0,14</text:p>
          </table:table-cell>
          <table:table-cell office:value-type="float" office:value="0.32188" calcext:value-type="float">
            <text:p>0,32</text:p>
          </table:table-cell>
          <table:table-cell office:value-type="float" office:value="0.34439" calcext:value-type="float">
            <text:p>0,34</text:p>
          </table:table-cell>
        </table:table-row>
        <table:table-row table:style-name="ro1">
          <table:table-cell office:value-type="string" calcext:value-type="string">
            <text:p>sent_sim</text:p>
          </table:table-cell>
          <table:table-cell office:value-type="float" office:value="0.24091" calcext:value-type="float">
            <text:p>0,24</text:p>
          </table:table-cell>
          <table:table-cell office:value-type="float" office:value="0.24734" calcext:value-type="float">
            <text:p>0,25</text:p>
          </table:table-cell>
          <table:table-cell office:value-type="float" office:value="0.3805" calcext:value-type="float">
            <text:p>0,38</text:p>
          </table:table-cell>
          <table:table-cell office:value-type="float" office:value="0.41611" calcext:value-type="float">
            <text:p>0,42</text:p>
          </table:table-cell>
          <table:table-cell office:value-type="float" office:value="0.36637" calcext:value-type="float">
            <text:p>0,37</text:p>
          </table:table-cell>
          <table:table-cell office:value-type="float" office:value="0.15575" calcext:value-type="float">
            <text:p>0,16</text:p>
          </table:table-cell>
          <table:table-cell office:value-type="float" office:value="0.32386" calcext:value-type="float">
            <text:p>0,32</text:p>
          </table:table-cell>
          <table:table-cell office:value-type="float" office:value="0.36096" calcext:value-type="float">
            <text:p>0,36</text:p>
          </table:table-cell>
        </table:table-row>
        <table:table-row table:style-name="ro1">
          <table:table-cell office:value-type="string" calcext:value-type="string">
            <text:p>sim_plain</text:p>
          </table:table-cell>
          <table:table-cell office:value-type="float" office:value="0.17362" calcext:value-type="float">
            <text:p>0,17</text:p>
          </table:table-cell>
          <table:table-cell office:value-type="float" office:value="0.18802" calcext:value-type="float">
            <text:p>0,19</text:p>
          </table:table-cell>
          <table:table-cell office:value-type="float" office:value="0.31818" calcext:value-type="float">
            <text:p>0,32</text:p>
          </table:table-cell>
          <table:table-cell office:value-type="float" office:value="0.35124" calcext:value-type="float">
            <text:p>0,35</text:p>
          </table:table-cell>
          <table:table-cell office:value-type="float" office:value="0.30184" calcext:value-type="float">
            <text:p>0,3</text:p>
          </table:table-cell>
          <table:table-cell office:value-type="float" office:value="0.08512" calcext:value-type="float">
            <text:p>0,09</text:p>
          </table:table-cell>
          <table:table-cell office:value-type="float" office:value="0.28379" calcext:value-type="float">
            <text:p>0,28</text:p>
          </table:table-cell>
          <table:table-cell office:value-type="float" office:value="0.27038" calcext:value-type="float">
            <text:p>0,27</text:p>
          </table:table-cell>
        </table:table-row>
        <table:table-row table:style-name="ro1">
          <table:table-cell office:value-type="string" calcext:value-type="string">
            <text:p>sim_sim</text:p>
          </table:table-cell>
          <table:table-cell office:value-type="float" office:value="0.17962" calcext:value-type="float">
            <text:p>0,18</text:p>
          </table:table-cell>
          <table:table-cell office:value-type="float" office:value="0.18945" calcext:value-type="float">
            <text:p>0,19</text:p>
          </table:table-cell>
          <table:table-cell office:value-type="float" office:value="0.32023" calcext:value-type="float">
            <text:p>0,32</text:p>
          </table:table-cell>
          <table:table-cell office:value-type="float" office:value="0.36719" calcext:value-type="float">
            <text:p>0,37</text:p>
          </table:table-cell>
          <table:table-cell office:value-type="float" office:value="0.3031" calcext:value-type="float">
            <text:p>0,3</text:p>
          </table:table-cell>
          <table:table-cell office:value-type="float" office:value="0.09218" calcext:value-type="float">
            <text:p>0,09</text:p>
          </table:table-cell>
          <table:table-cell office:value-type="float" office:value="0.28378" calcext:value-type="float">
            <text:p>0,28</text:p>
          </table:table-cell>
          <table:table-cell office:value-type="float" office:value="0.27622" calcext:value-type="float">
            <text:p>0,28</text:p>
          </table:table-cell>
        </table:table-row>
        <table:table-row table:style-name="ro1">
          <table:table-cell office:value-type="string" calcext:value-type="string">
            <text:p>size_plain</text:p>
          </table:table-cell>
          <table:table-cell office:value-type="float" office:value="0.18175" calcext:value-type="float">
            <text:p>0,18</text:p>
          </table:table-cell>
          <table:table-cell office:value-type="float" office:value="0.20348" calcext:value-type="float">
            <text:p>0,2</text:p>
          </table:table-cell>
          <table:table-cell office:value-type="float" office:value="0.34756" calcext:value-type="float">
            <text:p>0,35</text:p>
          </table:table-cell>
          <table:table-cell office:value-type="float" office:value="0.37303" calcext:value-type="float">
            <text:p>0,37</text:p>
          </table:table-cell>
          <table:table-cell office:value-type="float" office:value="0.32677" calcext:value-type="float">
            <text:p>0,33</text:p>
          </table:table-cell>
          <table:table-cell office:value-type="float" office:value="0.12172" calcext:value-type="float">
            <text:p>0,12</text:p>
          </table:table-cell>
          <table:table-cell office:value-type="float" office:value="0.24365" calcext:value-type="float">
            <text:p>0,24</text:p>
          </table:table-cell>
          <table:table-cell office:value-type="float" office:value="0.31713" calcext:value-type="float">
            <text:p>0,32</text:p>
          </table:table-cell>
        </table:table-row>
        <table:table-row table:style-name="ro1">
          <table:table-cell office:value-type="string" calcext:value-type="string">
            <text:p>size_sim</text:p>
          </table:table-cell>
          <table:table-cell office:value-type="float" office:value="0.2062" calcext:value-type="float">
            <text:p>0,21</text:p>
          </table:table-cell>
          <table:table-cell office:value-type="float" office:value="0.20695" calcext:value-type="float">
            <text:p>0,21</text:p>
          </table:table-cell>
          <table:table-cell office:value-type="float" office:value="0.34584" calcext:value-type="float">
            <text:p>0,35</text:p>
          </table:table-cell>
          <table:table-cell office:value-type="float" office:value="0.37853" calcext:value-type="float">
            <text:p>0,38</text:p>
          </table:table-cell>
          <table:table-cell office:value-type="float" office:value="0.33632" calcext:value-type="float">
            <text:p>0,34</text:p>
          </table:table-cell>
          <table:table-cell office:value-type="float" office:value="0.13022" calcext:value-type="float">
            <text:p>0,13</text:p>
          </table:table-cell>
          <table:table-cell office:value-type="float" office:value="0.27648" calcext:value-type="float">
            <text:p>0,28</text:p>
          </table:table-cell>
          <table:table-cell office:value-type="float" office:value="0.33118" calcext:value-type="float">
            <text:p>0,33</text:p>
          </table:table-cell>
        </table:table-row>
        <table:table-row table:style-name="ro1">
          <table:table-cell office:value-type="string" calcext:value-type="string">
            <text:p>sums_plain</text:p>
          </table:table-cell>
          <table:table-cell office:value-type="float" office:value="0.22751" calcext:value-type="float">
            <text:p>0,23</text:p>
          </table:table-cell>
          <table:table-cell office:value-type="float" office:value="0.23077" calcext:value-type="float">
            <text:p>0,23</text:p>
          </table:table-cell>
          <table:table-cell office:value-type="float" office:value="0.35791" calcext:value-type="float">
            <text:p>0,36</text:p>
          </table:table-cell>
          <table:table-cell office:value-type="float" office:value="0.36778" calcext:value-type="float">
            <text:p>0,37</text:p>
          </table:table-cell>
          <table:table-cell office:value-type="float" office:value="0.35962" calcext:value-type="float">
            <text:p>0,36</text:p>
          </table:table-cell>
          <table:table-cell office:value-type="float" office:value="0.13328" calcext:value-type="float">
            <text:p>0,13</text:p>
          </table:table-cell>
          <table:table-cell office:value-type="float" office:value="0.32919" calcext:value-type="float">
            <text:p>0,33</text:p>
          </table:table-cell>
          <table:table-cell office:value-type="float" office:value="0.35013" calcext:value-type="float">
            <text:p>0,35</text:p>
          </table:table-cell>
        </table:table-row>
        <table:table-row table:style-name="ro1">
          <table:table-cell office:value-type="string" calcext:value-type="string">
            <text:p>sums_sim</text:p>
          </table:table-cell>
          <table:table-cell office:value-type="float" office:value="0.22631" calcext:value-type="float">
            <text:p>0,23</text:p>
          </table:table-cell>
          <table:table-cell office:value-type="float" office:value="0.22563" calcext:value-type="float">
            <text:p>0,23</text:p>
          </table:table-cell>
          <table:table-cell office:value-type="float" office:value="0.35357" calcext:value-type="float">
            <text:p>0,35</text:p>
          </table:table-cell>
          <table:table-cell office:value-type="float" office:value="0.36754" calcext:value-type="float">
            <text:p>0,37</text:p>
          </table:table-cell>
          <table:table-cell office:value-type="float" office:value="0.35611" calcext:value-type="float">
            <text:p>0,36</text:p>
          </table:table-cell>
          <table:table-cell office:value-type="float" office:value="0.13196" calcext:value-type="float">
            <text:p>0,13</text:p>
          </table:table-cell>
          <table:table-cell office:value-type="float" office:value="0.33487" calcext:value-type="float">
            <text:p>0,33</text:p>
          </table:table-cell>
          <table:table-cell office:value-type="float" office:value="0.3464" calcext:value-type="float">
            <text:p>0,35</text:p>
          </table:table-cell>
        </table:table-row>
        <table:table-row table:style-name="ro1">
          <table:table-cell office:value-type="string" calcext:value-type="string">
            <text:p>tf_plain</text:p>
          </table:table-cell>
          <table:table-cell office:value-type="float" office:value="0.23172" calcext:value-type="float">
            <text:p>0,23</text:p>
          </table:table-cell>
          <table:table-cell office:value-type="float" office:value="0.25239" calcext:value-type="float">
            <text:p>0,25</text:p>
          </table:table-cell>
          <table:table-cell office:value-type="float" office:value="0.38821" calcext:value-type="float">
            <text:p>0,39</text:p>
          </table:table-cell>
          <table:table-cell office:value-type="float" office:value="0.38243" calcext:value-type="float">
            <text:p>0,38</text:p>
          </table:table-cell>
          <table:table-cell office:value-type="float" office:value="0.39326" calcext:value-type="float">
            <text:p>0,39</text:p>
          </table:table-cell>
          <table:table-cell office:value-type="float" office:value="0.15944" calcext:value-type="float">
            <text:p>0,16</text:p>
          </table:table-cell>
          <table:table-cell office:value-type="float" office:value="0.3688" calcext:value-type="float">
            <text:p>0,37</text:p>
          </table:table-cell>
          <table:table-cell office:value-type="float" office:value="0.36849" calcext:value-type="float">
            <text:p>0,37</text:p>
          </table:table-cell>
        </table:table-row>
        <table:table-row table:style-name="ro1">
          <table:table-cell office:value-type="string" calcext:value-type="string">
            <text:p>tf_sim</text:p>
          </table:table-cell>
          <table:table-cell office:value-type="float" office:value="0.23517" calcext:value-type="float">
            <text:p>0,24</text:p>
          </table:table-cell>
          <table:table-cell office:value-type="float" office:value="0.26145" calcext:value-type="float">
            <text:p>0,26</text:p>
          </table:table-cell>
          <table:table-cell office:value-type="float" office:value="0.40138" calcext:value-type="float">
            <text:p>0,4</text:p>
          </table:table-cell>
          <table:table-cell office:value-type="float" office:value="0.38851" calcext:value-type="float">
            <text:p>0,39</text:p>
          </table:table-cell>
          <table:table-cell office:value-type="float" office:value="0.39271" calcext:value-type="float">
            <text:p>0,39</text:p>
          </table:table-cell>
          <table:table-cell office:value-type="float" office:value="0.17592" calcext:value-type="float">
            <text:p>0,18</text:p>
          </table:table-cell>
          <table:table-cell office:value-type="float" office:value="0.37863" calcext:value-type="float">
            <text:p>0,38</text:p>
          </table:table-cell>
          <table:table-cell office:value-type="float" office:value="0.36928" calcext:value-type="float">
            <text:p>0,37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table:style-name="ce3" office:value-type="float" office:value="0.24393" calcext:value-type="float">
            <text:p>0,24393</text:p>
          </table:table-cell>
          <table:table-cell table:style-name="ce3" office:value-type="float" office:value="0.26813" calcext:value-type="float">
            <text:p>0,26813</text:p>
          </table:table-cell>
          <table:table-cell table:style-name="ce3" office:value-type="float" office:value="0.40619" calcext:value-type="float">
            <text:p>0,40619</text:p>
          </table:table-cell>
          <table:table-cell table:style-name="ce3" office:value-type="float" office:value="0.4355" calcext:value-type="float">
            <text:p>0,43550</text:p>
          </table:table-cell>
          <table:table-cell table:style-name="ce3" office:value-type="float" office:value="0.40618" calcext:value-type="float">
            <text:p>0,40618</text:p>
          </table:table-cell>
          <table:table-cell table:style-name="ce3" office:value-type="float" office:value="0.16793" calcext:value-type="float">
            <text:p>0,16793</text:p>
          </table:table-cell>
          <table:table-cell table:style-name="ce3" office:value-type="float" office:value="0.3601" calcext:value-type="float">
            <text:p>0,36010</text:p>
          </table:table-cell>
          <table:table-cell table:style-name="ce3" office:value-type="float" office:value="0.38438" calcext:value-type="float">
            <text:p>0,384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COUNTIF([.B2:.B15];COM.MICROSOFT.CONCAT(&quot;&gt;&quot;;[.B16]))" office:value-type="float" office:value="2" calcext:value-type="float">
            <text:p>2</text:p>
          </table:table-cell>
          <table:table-cell table:formula="of:=COUNTIF([.C2:.C15];COM.MICROSOFT.CONCAT(&quot;&gt;&quot;;[.C16]))" office:value-type="float" office:value="2" calcext:value-type="float">
            <text:p>2</text:p>
          </table:table-cell>
          <table:table-cell table:formula="of:=COUNTIF([.D2:.D15];COM.MICROSOFT.CONCAT(&quot;&gt;&quot;;[.D16]))" office:value-type="float" office:value="2" calcext:value-type="float">
            <text:p>2</text:p>
          </table:table-cell>
          <table:table-cell table:formula="of:=COUNTIF([.E2:.E15];COM.MICROSOFT.CONCAT(&quot;&gt;&quot;;[.E16]))" office:value-type="float" office:value="0" calcext:value-type="float">
            <text:p>0</text:p>
          </table:table-cell>
          <table:table-cell table:formula="of:=COUNTIF([.F2:.F15];COM.MICROSOFT.CONCAT(&quot;&gt;&quot;;[.F16]))" office:value-type="float" office:value="2" calcext:value-type="float">
            <text:p>2</text:p>
          </table:table-cell>
          <table:table-cell table:formula="of:=COUNTIF([.G2:.G15];COM.MICROSOFT.CONCAT(&quot;&gt;&quot;;[.G16]))" office:value-type="float" office:value="4" calcext:value-type="float">
            <text:p>4</text:p>
          </table:table-cell>
          <table:table-cell table:formula="of:=COUNTIF([.H2:.H15];COM.MICROSOFT.CONCAT(&quot;&gt;&quot;;[.H16]))" office:value-type="float" office:value="6" calcext:value-type="float">
            <text:p>6</text:p>
          </table:table-cell>
          <table:table-cell table:formula="of:=COUNTIF([.I2:.I15];COM.MICROSOFT.CONCAT(&quot;&gt;&quot;;[.I16]))" office:value-type="float" office:value="2" calcext:value-type="float">
            <text:p>2</text:p>
          </table:table-cell>
        </table:table-row>
      </table:table>
      <table:table table:name="sentence_langs" table:style-name="ta1">
        <table:table-column table:style-name="co1" table:number-columns-repeated="2" table:default-cell-style-name="Default"/>
        <table:table-column table:style-name="co1" table:number-columns-repeated="8" table:default-cell-style-name="ce4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xtraction</text:p>
          </table:table-cell>
          <table:table-cell table:style-name="Default" office:value-type="string" calcext:value-type="string">
            <text:p>ar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he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sim</text:p>
          </table:table-cell>
          <table:table-cell table:style-name="ce3" office:value-type="float" office:value="0.24393" calcext:value-type="float">
            <text:p>0,24393</text:p>
          </table:table-cell>
          <table:table-cell table:style-name="ce3" office:value-type="float" office:value="0.26813" calcext:value-type="float">
            <text:p>0,26813</text:p>
          </table:table-cell>
          <table:table-cell table:style-name="ce3" office:value-type="float" office:value="0.40619" calcext:value-type="float">
            <text:p>0,40619</text:p>
          </table:table-cell>
          <table:table-cell table:style-name="ce3" office:value-type="float" office:value="0.4355" calcext:value-type="float">
            <text:p>0,43550</text:p>
          </table:table-cell>
          <table:table-cell table:style-name="ce3" office:value-type="float" office:value="0.40618" calcext:value-type="float">
            <text:p>0,40618</text:p>
          </table:table-cell>
          <table:table-cell table:style-name="ce3" office:value-type="float" office:value="0.16793" calcext:value-type="float">
            <text:p>0,16793</text:p>
          </table:table-cell>
          <table:table-cell table:style-name="ce3" office:value-type="float" office:value="0.3601" calcext:value-type="float">
            <text:p>0,36010</text:p>
          </table:table-cell>
          <table:table-cell table:style-name="ce3" office:value-type="float" office:value="0.38438" calcext:value-type="float">
            <text:p>0,38438</text:p>
          </table:table-cell>
        </table:table-row>
        <table:table-row table:style-name="ro1">
          <table:table-cell office:value-type="string" calcext:value-type="string">
            <text:p>ROUGE-1</text:p>
          </table:table-cell>
          <table:table-cell office:value-type="string" calcext:value-type="string">
            <text:p>plain</text:p>
          </table:table-cell>
          <table:table-cell office:value-type="float" office:value="0.24561" calcext:value-type="float">
            <text:p>0,24561</text:p>
          </table:table-cell>
          <table:table-cell office:value-type="float" office:value="0.3219" calcext:value-type="float">
            <text:p>0,32190</text:p>
          </table:table-cell>
          <table:table-cell office:value-type="float" office:value="0.47483" calcext:value-type="float">
            <text:p>0,47483</text:p>
          </table:table-cell>
          <table:table-cell office:value-type="float" office:value="0.41573" calcext:value-type="float">
            <text:p>0,41573</text:p>
          </table:table-cell>
          <table:table-cell office:value-type="float" office:value="0.43631" calcext:value-type="float">
            <text:p>0,43631</text:p>
          </table:table-cell>
          <table:table-cell office:value-type="float" office:value="0.22149" calcext:value-type="float">
            <text:p>0,22149</text:p>
          </table:table-cell>
          <table:table-cell office:value-type="float" office:value="0.40062" calcext:value-type="float">
            <text:p>0,40062</text:p>
          </table:table-cell>
          <table:table-cell office:value-type="float" office:value="0.41922" calcext:value-type="float">
            <text:p>0,41922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24766" calcext:value-type="float">
            <text:p>0,24766</text:p>
          </table:table-cell>
          <table:table-cell office:value-type="float" office:value="0.33994" calcext:value-type="float">
            <text:p>0,33994</text:p>
          </table:table-cell>
          <table:table-cell office:value-type="float" office:value="0.46073" calcext:value-type="float">
            <text:p>0,46073</text:p>
          </table:table-cell>
          <table:table-cell office:value-type="float" office:value="0.4183" calcext:value-type="float">
            <text:p>0,41830</text:p>
          </table:table-cell>
          <table:table-cell office:value-type="float" office:value="0.43018" calcext:value-type="float">
            <text:p>0,43018</text:p>
          </table:table-cell>
          <table:table-cell office:value-type="float" office:value="0.21254" calcext:value-type="float">
            <text:p>0,21254</text:p>
          </table:table-cell>
          <table:table-cell office:value-type="float" office:value="0.40186" calcext:value-type="float">
            <text:p>0,40186</text:p>
          </table:table-cell>
          <table:table-cell office:value-type="float" office:value="0.41176" calcext:value-type="float">
            <text:p>0,411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plain</text:p>
          </table:table-cell>
          <table:table-cell office:value-type="float" office:value="0.22061" calcext:value-type="float">
            <text:p>0,22061</text:p>
          </table:table-cell>
          <table:table-cell office:value-type="float" office:value="0.22516" calcext:value-type="float">
            <text:p>0,22516</text:p>
          </table:table-cell>
          <table:table-cell office:value-type="float" office:value="0.3737" calcext:value-type="float">
            <text:p>0,37370</text:p>
          </table:table-cell>
          <table:table-cell office:value-type="float" office:value="0.37598" calcext:value-type="float">
            <text:p>0,37598</text:p>
          </table:table-cell>
          <table:table-cell office:value-type="float" office:value="0.34214" calcext:value-type="float">
            <text:p>0,34214</text:p>
          </table:table-cell>
          <table:table-cell office:value-type="float" office:value="0.1343" calcext:value-type="float">
            <text:p>0,13430</text:p>
          </table:table-cell>
          <table:table-cell office:value-type="float" office:value="0.32613" calcext:value-type="float">
            <text:p>0,32613</text:p>
          </table:table-cell>
          <table:table-cell office:value-type="float" office:value="0.34444" calcext:value-type="float">
            <text:p>0,34444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21734" calcext:value-type="float">
            <text:p>0,21734</text:p>
          </table:table-cell>
          <table:table-cell office:value-type="float" office:value="0.2249" calcext:value-type="float">
            <text:p>0,22490</text:p>
          </table:table-cell>
          <table:table-cell office:value-type="float" office:value="0.36814" calcext:value-type="float">
            <text:p>0,36814</text:p>
          </table:table-cell>
          <table:table-cell office:value-type="float" office:value="0.38777" calcext:value-type="float">
            <text:p>0,38777</text:p>
          </table:table-cell>
          <table:table-cell office:value-type="float" office:value="0.34696" calcext:value-type="float">
            <text:p>0,34696</text:p>
          </table:table-cell>
          <table:table-cell office:value-type="float" office:value="0.13517" calcext:value-type="float">
            <text:p>0,13517</text:p>
          </table:table-cell>
          <table:table-cell office:value-type="float" office:value="0.32688" calcext:value-type="float">
            <text:p>0,32688</text:p>
          </table:table-cell>
          <table:table-cell office:value-type="float" office:value="0.34499" calcext:value-type="float">
            <text:p>0,3449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plain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2797" calcext:value-type="float">
            <text:p>0,22797</text:p>
          </table:table-cell>
          <table:table-cell office:value-type="float" office:value="0.37327" calcext:value-type="float">
            <text:p>0,37327</text:p>
          </table:table-cell>
          <table:table-cell office:value-type="float" office:value="0.38137" calcext:value-type="float">
            <text:p>0,38137</text:p>
          </table:table-cell>
          <table:table-cell office:value-type="float" office:value="0.33762" calcext:value-type="float">
            <text:p>0,33762</text:p>
          </table:table-cell>
          <table:table-cell office:value-type="float" office:value="0.1317" calcext:value-type="float">
            <text:p>0,13170</text:p>
          </table:table-cell>
          <table:table-cell office:value-type="float" office:value="0.27982" calcext:value-type="float">
            <text:p>0,27982</text:p>
          </table:table-cell>
          <table:table-cell office:value-type="float" office:value="0.3232" calcext:value-type="float">
            <text:p>0,32320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20004" calcext:value-type="float">
            <text:p>0,20004</text:p>
          </table:table-cell>
          <table:table-cell office:value-type="float" office:value="0.22062" calcext:value-type="float">
            <text:p>0,22062</text:p>
          </table:table-cell>
          <table:table-cell office:value-type="float" office:value="0.36737" calcext:value-type="float">
            <text:p>0,36737</text:p>
          </table:table-cell>
          <table:table-cell office:value-type="float" office:value="0.38502" calcext:value-type="float">
            <text:p>0,38502</text:p>
          </table:table-cell>
          <table:table-cell office:value-type="float" office:value="0.33958" calcext:value-type="float">
            <text:p>0,33958</text:p>
          </table:table-cell>
          <table:table-cell office:value-type="float" office:value="0.14361" calcext:value-type="float">
            <text:p>0,14361</text:p>
          </table:table-cell>
          <table:table-cell office:value-type="float" office:value="0.31" calcext:value-type="float">
            <text:p>0,31000</text:p>
          </table:table-cell>
          <table:table-cell office:value-type="float" office:value="0.32549" calcext:value-type="float">
            <text:p>0,325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plain</text:p>
          </table:table-cell>
          <table:table-cell office:value-type="float" office:value="0.18028" calcext:value-type="float">
            <text:p>0,18028</text:p>
          </table:table-cell>
          <table:table-cell office:value-type="float" office:value="0.20096" calcext:value-type="float">
            <text:p>0,20096</text:p>
          </table:table-cell>
          <table:table-cell office:value-type="float" office:value="0.34614" calcext:value-type="float">
            <text:p>0,34614</text:p>
          </table:table-cell>
          <table:table-cell office:value-type="float" office:value="0.36363" calcext:value-type="float">
            <text:p>0,36363</text:p>
          </table:table-cell>
          <table:table-cell office:value-type="float" office:value="0.3144" calcext:value-type="float">
            <text:p>0,31440</text:p>
          </table:table-cell>
          <table:table-cell office:value-type="float" office:value="0.11902" calcext:value-type="float">
            <text:p>0,11902</text:p>
          </table:table-cell>
          <table:table-cell office:value-type="float" office:value="0.23367" calcext:value-type="float">
            <text:p>0,23367</text:p>
          </table:table-cell>
          <table:table-cell office:value-type="float" office:value="0.29961" calcext:value-type="float">
            <text:p>0,29961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19498" calcext:value-type="float">
            <text:p>0,19498</text:p>
          </table:table-cell>
          <table:table-cell office:value-type="float" office:value="0.20252" calcext:value-type="float">
            <text:p>0,20252</text:p>
          </table:table-cell>
          <table:table-cell office:value-type="float" office:value="0.34624" calcext:value-type="float">
            <text:p>0,34624</text:p>
          </table:table-cell>
          <table:table-cell office:value-type="float" office:value="0.37692" calcext:value-type="float">
            <text:p>0,37692</text:p>
          </table:table-cell>
          <table:table-cell office:value-type="float" office:value="0.32865" calcext:value-type="float">
            <text:p>0,32865</text:p>
          </table:table-cell>
          <table:table-cell office:value-type="float" office:value="0.12522" calcext:value-type="float">
            <text:p>0,12522</text:p>
          </table:table-cell>
          <table:table-cell office:value-type="float" office:value="0.26764" calcext:value-type="float">
            <text:p>0,26764</text:p>
          </table:table-cell>
          <table:table-cell office:value-type="float" office:value="0.3091" calcext:value-type="float">
            <text:p>0,309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lain</text:p>
          </table:table-cell>
          <table:table-cell office:value-type="float" office:value="0.23756" calcext:value-type="float">
            <text:p>0,23756</text:p>
          </table:table-cell>
          <table:table-cell office:value-type="float" office:value="0.23121" calcext:value-type="float">
            <text:p>0,23121</text:p>
          </table:table-cell>
          <table:table-cell office:value-type="float" office:value="0.38542" calcext:value-type="float">
            <text:p>0,38542</text:p>
          </table:table-cell>
          <table:table-cell office:value-type="float" office:value="0.40996" calcext:value-type="float">
            <text:p>0,40996</text:p>
          </table:table-cell>
          <table:table-cell office:value-type="float" office:value="0.35555" calcext:value-type="float">
            <text:p>0,35555</text:p>
          </table:table-cell>
          <table:table-cell office:value-type="float" office:value="0.14496" calcext:value-type="float">
            <text:p>0,14496</text:p>
          </table:table-cell>
          <table:table-cell office:value-type="float" office:value="0.32188" calcext:value-type="float">
            <text:p>0,32188</text:p>
          </table:table-cell>
          <table:table-cell office:value-type="float" office:value="0.34439" calcext:value-type="float">
            <text:p>0,3443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24091" calcext:value-type="float">
            <text:p>0,24091</text:p>
          </table:table-cell>
          <table:table-cell office:value-type="float" office:value="0.24734" calcext:value-type="float">
            <text:p>0,24734</text:p>
          </table:table-cell>
          <table:table-cell office:value-type="float" office:value="0.3805" calcext:value-type="float">
            <text:p>0,38050</text:p>
          </table:table-cell>
          <table:table-cell office:value-type="float" office:value="0.41611" calcext:value-type="float">
            <text:p>0,41611</text:p>
          </table:table-cell>
          <table:table-cell office:value-type="float" office:value="0.36637" calcext:value-type="float">
            <text:p>0,36637</text:p>
          </table:table-cell>
          <table:table-cell office:value-type="float" office:value="0.15575" calcext:value-type="float">
            <text:p>0,15575</text:p>
          </table:table-cell>
          <table:table-cell office:value-type="float" office:value="0.32386" calcext:value-type="float">
            <text:p>0,32386</text:p>
          </table:table-cell>
          <table:table-cell office:value-type="float" office:value="0.36096" calcext:value-type="float">
            <text:p>0,36096</text:p>
          </table:table-cell>
        </table:table-row>
      </table:table>
      <table:table table:name="sent_langs2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ce4"/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 table:number-columns-spanned="2" table:number-rows-spanned="1">
            <text:p>ROUGE-1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basic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filter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norm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pure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extraction</text:p>
          </table:table-cell>
          <table:table-cell table:style-name="Default" office:value-type="string" calcext:value-type="string">
            <text:p>sim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string" calcext:value-type="string">
            <text:p>sim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string" calcext:value-type="string">
            <text:p>sim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string" calcext:value-type="string">
            <text:p>sim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string" calcext:value-type="string">
            <text:p>sim</text:p>
          </table:table-cell>
          <table:table-cell table:style-name="Default" office:value-type="string" calcext:value-type="string">
            <text:p>plain</text:p>
          </table:table-cell>
          <table:table-cell table:style-name="Default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0.24393" calcext:value-type="float">
            <text:p>0,24393</text:p>
          </table:table-cell>
          <table:table-cell office:value-type="float" office:value="0.24561" calcext:value-type="float">
            <text:p>0,24561</text:p>
          </table:table-cell>
          <table:table-cell office:value-type="float" office:value="0.24766" calcext:value-type="float">
            <text:p>0,24766</text:p>
          </table:table-cell>
          <table:table-cell office:value-type="float" office:value="0.22061" calcext:value-type="float">
            <text:p>0,22061</text:p>
          </table:table-cell>
          <table:table-cell office:value-type="float" office:value="0.21734" calcext:value-type="float">
            <text:p>0,21734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0004" calcext:value-type="float">
            <text:p>0,20004</text:p>
          </table:table-cell>
          <table:table-cell office:value-type="float" office:value="0.18028" calcext:value-type="float">
            <text:p>0,18028</text:p>
          </table:table-cell>
          <table:table-cell office:value-type="float" office:value="0.19498" calcext:value-type="float">
            <text:p>0,19498</text:p>
          </table:table-cell>
          <table:table-cell office:value-type="float" office:value="0.23756" calcext:value-type="float">
            <text:p>0,23756</text:p>
          </table:table-cell>
          <table:table-cell office:value-type="float" office:value="0.24091" calcext:value-type="float">
            <text:p>0,2409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26813" calcext:value-type="float">
            <text:p>0,26813</text:p>
          </table:table-cell>
          <table:table-cell office:value-type="float" office:value="0.3219" calcext:value-type="float">
            <text:p>0,32190</text:p>
          </table:table-cell>
          <table:table-cell office:value-type="float" office:value="0.33994" calcext:value-type="float">
            <text:p>0,33994</text:p>
          </table:table-cell>
          <table:table-cell office:value-type="float" office:value="0.22516" calcext:value-type="float">
            <text:p>0,22516</text:p>
          </table:table-cell>
          <table:table-cell office:value-type="float" office:value="0.2249" calcext:value-type="float">
            <text:p>0,22490</text:p>
          </table:table-cell>
          <table:table-cell office:value-type="float" office:value="0.22797" calcext:value-type="float">
            <text:p>0,22797</text:p>
          </table:table-cell>
          <table:table-cell office:value-type="float" office:value="0.22062" calcext:value-type="float">
            <text:p>0,22062</text:p>
          </table:table-cell>
          <table:table-cell office:value-type="float" office:value="0.20096" calcext:value-type="float">
            <text:p>0,20096</text:p>
          </table:table-cell>
          <table:table-cell office:value-type="float" office:value="0.20252" calcext:value-type="float">
            <text:p>0,20252</text:p>
          </table:table-cell>
          <table:table-cell office:value-type="float" office:value="0.23121" calcext:value-type="float">
            <text:p>0,23121</text:p>
          </table:table-cell>
          <table:table-cell office:value-type="float" office:value="0.24734" calcext:value-type="float">
            <text:p>0,24734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0.40619" calcext:value-type="float">
            <text:p>0,40619</text:p>
          </table:table-cell>
          <table:table-cell office:value-type="float" office:value="0.47483" calcext:value-type="float">
            <text:p>0,47483</text:p>
          </table:table-cell>
          <table:table-cell office:value-type="float" office:value="0.46073" calcext:value-type="float">
            <text:p>0,46073</text:p>
          </table:table-cell>
          <table:table-cell office:value-type="float" office:value="0.3737" calcext:value-type="float">
            <text:p>0,37370</text:p>
          </table:table-cell>
          <table:table-cell office:value-type="float" office:value="0.36814" calcext:value-type="float">
            <text:p>0,36814</text:p>
          </table:table-cell>
          <table:table-cell office:value-type="float" office:value="0.37327" calcext:value-type="float">
            <text:p>0,37327</text:p>
          </table:table-cell>
          <table:table-cell office:value-type="float" office:value="0.36737" calcext:value-type="float">
            <text:p>0,36737</text:p>
          </table:table-cell>
          <table:table-cell office:value-type="float" office:value="0.34614" calcext:value-type="float">
            <text:p>0,34614</text:p>
          </table:table-cell>
          <table:table-cell office:value-type="float" office:value="0.34624" calcext:value-type="float">
            <text:p>0,34624</text:p>
          </table:table-cell>
          <table:table-cell office:value-type="float" office:value="0.38542" calcext:value-type="float">
            <text:p>0,38542</text:p>
          </table:table-cell>
          <table:table-cell office:value-type="float" office:value="0.3805" calcext:value-type="float">
            <text:p>0,38050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0.4355" calcext:value-type="float">
            <text:p>0,43550</text:p>
          </table:table-cell>
          <table:table-cell office:value-type="float" office:value="0.41573" calcext:value-type="float">
            <text:p>0,41573</text:p>
          </table:table-cell>
          <table:table-cell office:value-type="float" office:value="0.4183" calcext:value-type="float">
            <text:p>0,41830</text:p>
          </table:table-cell>
          <table:table-cell office:value-type="float" office:value="0.37598" calcext:value-type="float">
            <text:p>0,37598</text:p>
          </table:table-cell>
          <table:table-cell office:value-type="float" office:value="0.38777" calcext:value-type="float">
            <text:p>0,38777</text:p>
          </table:table-cell>
          <table:table-cell office:value-type="float" office:value="0.38137" calcext:value-type="float">
            <text:p>0,38137</text:p>
          </table:table-cell>
          <table:table-cell office:value-type="float" office:value="0.38502" calcext:value-type="float">
            <text:p>0,38502</text:p>
          </table:table-cell>
          <table:table-cell office:value-type="float" office:value="0.36363" calcext:value-type="float">
            <text:p>0,36363</text:p>
          </table:table-cell>
          <table:table-cell office:value-type="float" office:value="0.37692" calcext:value-type="float">
            <text:p>0,37692</text:p>
          </table:table-cell>
          <table:table-cell office:value-type="float" office:value="0.40996" calcext:value-type="float">
            <text:p>0,40996</text:p>
          </table:table-cell>
          <table:table-cell office:value-type="float" office:value="0.41611" calcext:value-type="float">
            <text:p>0,41611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.40618" calcext:value-type="float">
            <text:p>0,40618</text:p>
          </table:table-cell>
          <table:table-cell office:value-type="float" office:value="0.43631" calcext:value-type="float">
            <text:p>0,43631</text:p>
          </table:table-cell>
          <table:table-cell office:value-type="float" office:value="0.43018" calcext:value-type="float">
            <text:p>0,43018</text:p>
          </table:table-cell>
          <table:table-cell office:value-type="float" office:value="0.34214" calcext:value-type="float">
            <text:p>0,34214</text:p>
          </table:table-cell>
          <table:table-cell office:value-type="float" office:value="0.34696" calcext:value-type="float">
            <text:p>0,34696</text:p>
          </table:table-cell>
          <table:table-cell office:value-type="float" office:value="0.33762" calcext:value-type="float">
            <text:p>0,33762</text:p>
          </table:table-cell>
          <table:table-cell office:value-type="float" office:value="0.33958" calcext:value-type="float">
            <text:p>0,33958</text:p>
          </table:table-cell>
          <table:table-cell office:value-type="float" office:value="0.3144" calcext:value-type="float">
            <text:p>0,31440</text:p>
          </table:table-cell>
          <table:table-cell office:value-type="float" office:value="0.32865" calcext:value-type="float">
            <text:p>0,32865</text:p>
          </table:table-cell>
          <table:table-cell office:value-type="float" office:value="0.35555" calcext:value-type="float">
            <text:p>0,35555</text:p>
          </table:table-cell>
          <table:table-cell office:value-type="float" office:value="0.36637" calcext:value-type="float">
            <text:p>0,36637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0.16793" calcext:value-type="float">
            <text:p>0,16793</text:p>
          </table:table-cell>
          <table:table-cell office:value-type="float" office:value="0.22149" calcext:value-type="float">
            <text:p>0,22149</text:p>
          </table:table-cell>
          <table:table-cell office:value-type="float" office:value="0.21254" calcext:value-type="float">
            <text:p>0,21254</text:p>
          </table:table-cell>
          <table:table-cell office:value-type="float" office:value="0.1343" calcext:value-type="float">
            <text:p>0,13430</text:p>
          </table:table-cell>
          <table:table-cell office:value-type="float" office:value="0.13517" calcext:value-type="float">
            <text:p>0,13517</text:p>
          </table:table-cell>
          <table:table-cell office:value-type="float" office:value="0.1317" calcext:value-type="float">
            <text:p>0,13170</text:p>
          </table:table-cell>
          <table:table-cell office:value-type="float" office:value="0.14361" calcext:value-type="float">
            <text:p>0,14361</text:p>
          </table:table-cell>
          <table:table-cell office:value-type="float" office:value="0.11902" calcext:value-type="float">
            <text:p>0,11902</text:p>
          </table:table-cell>
          <table:table-cell office:value-type="float" office:value="0.12522" calcext:value-type="float">
            <text:p>0,12522</text:p>
          </table:table-cell>
          <table:table-cell office:value-type="float" office:value="0.14496" calcext:value-type="float">
            <text:p>0,14496</text:p>
          </table:table-cell>
          <table:table-cell office:value-type="float" office:value="0.15575" calcext:value-type="float">
            <text:p>0,15575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3601" calcext:value-type="float">
            <text:p>0,36010</text:p>
          </table:table-cell>
          <table:table-cell office:value-type="float" office:value="0.40062" calcext:value-type="float">
            <text:p>0,40062</text:p>
          </table:table-cell>
          <table:table-cell office:value-type="float" office:value="0.40186" calcext:value-type="float">
            <text:p>0,40186</text:p>
          </table:table-cell>
          <table:table-cell office:value-type="float" office:value="0.32613" calcext:value-type="float">
            <text:p>0,32613</text:p>
          </table:table-cell>
          <table:table-cell office:value-type="float" office:value="0.32688" calcext:value-type="float">
            <text:p>0,32688</text:p>
          </table:table-cell>
          <table:table-cell office:value-type="float" office:value="0.27982" calcext:value-type="float">
            <text:p>0,27982</text:p>
          </table:table-cell>
          <table:table-cell office:value-type="float" office:value="0.31" calcext:value-type="float">
            <text:p>0,31000</text:p>
          </table:table-cell>
          <table:table-cell office:value-type="float" office:value="0.23367" calcext:value-type="float">
            <text:p>0,23367</text:p>
          </table:table-cell>
          <table:table-cell office:value-type="float" office:value="0.26764" calcext:value-type="float">
            <text:p>0,26764</text:p>
          </table:table-cell>
          <table:table-cell office:value-type="float" office:value="0.32188" calcext:value-type="float">
            <text:p>0,32188</text:p>
          </table:table-cell>
          <table:table-cell office:value-type="float" office:value="0.32386" calcext:value-type="float">
            <text:p>0,32386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float" office:value="0.38438" calcext:value-type="float">
            <text:p>0,38438</text:p>
          </table:table-cell>
          <table:table-cell office:value-type="float" office:value="0.41922" calcext:value-type="float">
            <text:p>0,41922</text:p>
          </table:table-cell>
          <table:table-cell office:value-type="float" office:value="0.41176" calcext:value-type="float">
            <text:p>0,41176</text:p>
          </table:table-cell>
          <table:table-cell office:value-type="float" office:value="0.34444" calcext:value-type="float">
            <text:p>0,34444</text:p>
          </table:table-cell>
          <table:table-cell office:value-type="float" office:value="0.34499" calcext:value-type="float">
            <text:p>0,34499</text:p>
          </table:table-cell>
          <table:table-cell office:value-type="float" office:value="0.3232" calcext:value-type="float">
            <text:p>0,32320</text:p>
          </table:table-cell>
          <table:table-cell office:value-type="float" office:value="0.32549" calcext:value-type="float">
            <text:p>0,32549</text:p>
          </table:table-cell>
          <table:table-cell office:value-type="float" office:value="0.29961" calcext:value-type="float">
            <text:p>0,29961</text:p>
          </table:table-cell>
          <table:table-cell office:value-type="float" office:value="0.3091" calcext:value-type="float">
            <text:p>0,30910</text:p>
          </table:table-cell>
          <table:table-cell office:value-type="float" office:value="0.34439" calcext:value-type="float">
            <text:p>0,34439</text:p>
          </table:table-cell>
          <table:table-cell office:value-type="float" office:value="0.36096" calcext:value-type="float">
            <text:p>0,36096</text:p>
          </table:table-cell>
        </table:table-row>
      </table:table>
      <table:table table:name="pure_score_comp" table:style-name="ta1">
        <table:table-column table:style-name="co1" table:number-columns-repeated="2" table:default-cell-style-name="Default"/>
        <table:table-column table:style-name="co1" table:number-columns-repeated="8" table:default-cell-style-name="ce4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extr.</text:p>
          </table:table-cell>
          <table:table-cell table:style-name="Default" office:value-type="string" calcext:value-type="string">
            <text:p>ar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he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sent</text:p>
          </table:table-cell>
          <table:table-cell office:value-type="string" calcext:value-type="string">
            <text:p>plain</text:p>
          </table:table-cell>
          <table:table-cell office:value-type="float" office:value="0.23756" calcext:value-type="float">
            <text:p>0,23756</text:p>
          </table:table-cell>
          <table:table-cell office:value-type="float" office:value="0.23121" calcext:value-type="float">
            <text:p>0,23121</text:p>
          </table:table-cell>
          <table:table-cell office:value-type="float" office:value="0.38542" calcext:value-type="float">
            <text:p>0,38542</text:p>
          </table:table-cell>
          <table:table-cell office:value-type="float" office:value="0.40996" calcext:value-type="float">
            <text:p>0,40996</text:p>
          </table:table-cell>
          <table:table-cell office:value-type="float" office:value="0.35555" calcext:value-type="float">
            <text:p>0,35555</text:p>
          </table:table-cell>
          <table:table-cell office:value-type="float" office:value="0.14496" calcext:value-type="float">
            <text:p>0,14496</text:p>
          </table:table-cell>
          <table:table-cell office:value-type="float" office:value="0.32188" calcext:value-type="float">
            <text:p>0,32188</text:p>
          </table:table-cell>
          <table:table-cell office:value-type="float" office:value="0.34439" calcext:value-type="float">
            <text:p>0,3443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24091" calcext:value-type="float">
            <text:p>0,24091</text:p>
          </table:table-cell>
          <table:table-cell office:value-type="float" office:value="0.24734" calcext:value-type="float">
            <text:p>0,24734</text:p>
          </table:table-cell>
          <table:table-cell office:value-type="float" office:value="0.3805" calcext:value-type="float">
            <text:p>0,38050</text:p>
          </table:table-cell>
          <table:table-cell office:value-type="float" office:value="0.41611" calcext:value-type="float">
            <text:p>0,41611</text:p>
          </table:table-cell>
          <table:table-cell office:value-type="float" office:value="0.36637" calcext:value-type="float">
            <text:p>0,36637</text:p>
          </table:table-cell>
          <table:table-cell office:value-type="float" office:value="0.15575" calcext:value-type="float">
            <text:p>0,15575</text:p>
          </table:table-cell>
          <table:table-cell office:value-type="float" office:value="0.32386" calcext:value-type="float">
            <text:p>0,32386</text:p>
          </table:table-cell>
          <table:table-cell office:value-type="float" office:value="0.36096" calcext:value-type="float">
            <text:p>0,36096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lain</text:p>
          </table:table-cell>
          <table:table-cell office:value-type="float" office:value="0.22488" calcext:value-type="float">
            <text:p>0,22488</text:p>
          </table:table-cell>
          <table:table-cell office:value-type="float" office:value="0.23841" calcext:value-type="float">
            <text:p>0,23841</text:p>
          </table:table-cell>
          <table:table-cell office:value-type="float" office:value="0.38027" calcext:value-type="float">
            <text:p>0,38027</text:p>
          </table:table-cell>
          <table:table-cell office:value-type="float" office:value="0.38245" calcext:value-type="float">
            <text:p>0,38245</text:p>
          </table:table-cell>
          <table:table-cell office:value-type="float" office:value="0.37376" calcext:value-type="float">
            <text:p>0,37376</text:p>
          </table:table-cell>
          <table:table-cell office:value-type="float" office:value="0.17031" calcext:value-type="float">
            <text:p>0,17031</text:p>
          </table:table-cell>
          <table:table-cell office:value-type="float" office:value="0.37861" calcext:value-type="float">
            <text:p>0,37861</text:p>
          </table:table-cell>
          <table:table-cell office:value-type="float" office:value="0.33342" calcext:value-type="float">
            <text:p>0,33342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2289" calcext:value-type="float">
            <text:p>0,22890</text:p>
          </table:table-cell>
          <table:table-cell office:value-type="float" office:value="0.25311" calcext:value-type="float">
            <text:p>0,25311</text:p>
          </table:table-cell>
          <table:table-cell office:value-type="float" office:value="0.38821" calcext:value-type="float">
            <text:p>0,38821</text:p>
          </table:table-cell>
          <table:table-cell office:value-type="float" office:value="0.39593" calcext:value-type="float">
            <text:p>0,39593</text:p>
          </table:table-cell>
          <table:table-cell office:value-type="float" office:value="0.37532" calcext:value-type="float">
            <text:p>0,37532</text:p>
          </table:table-cell>
          <table:table-cell office:value-type="float" office:value="0.16551" calcext:value-type="float">
            <text:p>0,16551</text:p>
          </table:table-cell>
          <table:table-cell office:value-type="float" office:value="0.37027" calcext:value-type="float">
            <text:p>0,37027</text:p>
          </table:table-cell>
          <table:table-cell office:value-type="float" office:value="0.35341" calcext:value-type="float">
            <text:p>0,35341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plain</text:p>
          </table:table-cell>
          <table:table-cell office:value-type="float" office:value="0.17362" calcext:value-type="float">
            <text:p>0,17362</text:p>
          </table:table-cell>
          <table:table-cell office:value-type="float" office:value="0.18802" calcext:value-type="float">
            <text:p>0,18802</text:p>
          </table:table-cell>
          <table:table-cell office:value-type="float" office:value="0.31818" calcext:value-type="float">
            <text:p>0,31818</text:p>
          </table:table-cell>
          <table:table-cell office:value-type="float" office:value="0.35124" calcext:value-type="float">
            <text:p>0,35124</text:p>
          </table:table-cell>
          <table:table-cell office:value-type="float" office:value="0.30184" calcext:value-type="float">
            <text:p>0,30184</text:p>
          </table:table-cell>
          <table:table-cell office:value-type="float" office:value="0.08512" calcext:value-type="float">
            <text:p>0,08512</text:p>
          </table:table-cell>
          <table:table-cell office:value-type="float" office:value="0.28379" calcext:value-type="float">
            <text:p>0,28379</text:p>
          </table:table-cell>
          <table:table-cell office:value-type="float" office:value="0.27038" calcext:value-type="float">
            <text:p>0,27038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17962" calcext:value-type="float">
            <text:p>0,17962</text:p>
          </table:table-cell>
          <table:table-cell office:value-type="float" office:value="0.18945" calcext:value-type="float">
            <text:p>0,18945</text:p>
          </table:table-cell>
          <table:table-cell office:value-type="float" office:value="0.32023" calcext:value-type="float">
            <text:p>0,32023</text:p>
          </table:table-cell>
          <table:table-cell office:value-type="float" office:value="0.36719" calcext:value-type="float">
            <text:p>0,36719</text:p>
          </table:table-cell>
          <table:table-cell office:value-type="float" office:value="0.3031" calcext:value-type="float">
            <text:p>0,30310</text:p>
          </table:table-cell>
          <table:table-cell office:value-type="float" office:value="0.09218" calcext:value-type="float">
            <text:p>0,09218</text:p>
          </table:table-cell>
          <table:table-cell office:value-type="float" office:value="0.28378" calcext:value-type="float">
            <text:p>0,28378</text:p>
          </table:table-cell>
          <table:table-cell office:value-type="float" office:value="0.27622" calcext:value-type="float">
            <text:p>0,2762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plain</text:p>
          </table:table-cell>
          <table:table-cell office:value-type="float" office:value="0.18175" calcext:value-type="float">
            <text:p>0,18175</text:p>
          </table:table-cell>
          <table:table-cell office:value-type="float" office:value="0.20348" calcext:value-type="float">
            <text:p>0,20348</text:p>
          </table:table-cell>
          <table:table-cell office:value-type="float" office:value="0.34756" calcext:value-type="float">
            <text:p>0,34756</text:p>
          </table:table-cell>
          <table:table-cell office:value-type="float" office:value="0.37303" calcext:value-type="float">
            <text:p>0,37303</text:p>
          </table:table-cell>
          <table:table-cell office:value-type="float" office:value="0.32677" calcext:value-type="float">
            <text:p>0,32677</text:p>
          </table:table-cell>
          <table:table-cell office:value-type="float" office:value="0.12172" calcext:value-type="float">
            <text:p>0,12172</text:p>
          </table:table-cell>
          <table:table-cell office:value-type="float" office:value="0.24365" calcext:value-type="float">
            <text:p>0,24365</text:p>
          </table:table-cell>
          <table:table-cell office:value-type="float" office:value="0.31713" calcext:value-type="float">
            <text:p>0,31713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2062" calcext:value-type="float">
            <text:p>0,20620</text:p>
          </table:table-cell>
          <table:table-cell office:value-type="float" office:value="0.20695" calcext:value-type="float">
            <text:p>0,20695</text:p>
          </table:table-cell>
          <table:table-cell office:value-type="float" office:value="0.34584" calcext:value-type="float">
            <text:p>0,34584</text:p>
          </table:table-cell>
          <table:table-cell office:value-type="float" office:value="0.37853" calcext:value-type="float">
            <text:p>0,37853</text:p>
          </table:table-cell>
          <table:table-cell office:value-type="float" office:value="0.33632" calcext:value-type="float">
            <text:p>0,33632</text:p>
          </table:table-cell>
          <table:table-cell office:value-type="float" office:value="0.13022" calcext:value-type="float">
            <text:p>0,13022</text:p>
          </table:table-cell>
          <table:table-cell office:value-type="float" office:value="0.27648" calcext:value-type="float">
            <text:p>0,27648</text:p>
          </table:table-cell>
          <table:table-cell office:value-type="float" office:value="0.33118" calcext:value-type="float">
            <text:p>0,33118</text:p>
          </table:table-cell>
        </table:table-row>
        <table:table-row table:style-name="ro1">
          <table:table-cell office:value-type="string" calcext:value-type="string">
            <text:p>sums</text:p>
          </table:table-cell>
          <table:table-cell office:value-type="string" calcext:value-type="string">
            <text:p>plain</text:p>
          </table:table-cell>
          <table:table-cell office:value-type="float" office:value="0.22751" calcext:value-type="float">
            <text:p>0,22751</text:p>
          </table:table-cell>
          <table:table-cell office:value-type="float" office:value="0.23077" calcext:value-type="float">
            <text:p>0,23077</text:p>
          </table:table-cell>
          <table:table-cell office:value-type="float" office:value="0.35791" calcext:value-type="float">
            <text:p>0,35791</text:p>
          </table:table-cell>
          <table:table-cell office:value-type="float" office:value="0.36778" calcext:value-type="float">
            <text:p>0,36778</text:p>
          </table:table-cell>
          <table:table-cell office:value-type="float" office:value="0.35962" calcext:value-type="float">
            <text:p>0,35962</text:p>
          </table:table-cell>
          <table:table-cell office:value-type="float" office:value="0.13328" calcext:value-type="float">
            <text:p>0,13328</text:p>
          </table:table-cell>
          <table:table-cell office:value-type="float" office:value="0.32919" calcext:value-type="float">
            <text:p>0,32919</text:p>
          </table:table-cell>
          <table:table-cell office:value-type="float" office:value="0.35013" calcext:value-type="float">
            <text:p>0,35013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22631" calcext:value-type="float">
            <text:p>0,22631</text:p>
          </table:table-cell>
          <table:table-cell office:value-type="float" office:value="0.22563" calcext:value-type="float">
            <text:p>0,22563</text:p>
          </table:table-cell>
          <table:table-cell office:value-type="float" office:value="0.35357" calcext:value-type="float">
            <text:p>0,35357</text:p>
          </table:table-cell>
          <table:table-cell office:value-type="float" office:value="0.36754" calcext:value-type="float">
            <text:p>0,36754</text:p>
          </table:table-cell>
          <table:table-cell office:value-type="float" office:value="0.35611" calcext:value-type="float">
            <text:p>0,35611</text:p>
          </table:table-cell>
          <table:table-cell office:value-type="float" office:value="0.13196" calcext:value-type="float">
            <text:p>0,13196</text:p>
          </table:table-cell>
          <table:table-cell office:value-type="float" office:value="0.33487" calcext:value-type="float">
            <text:p>0,33487</text:p>
          </table:table-cell>
          <table:table-cell office:value-type="float" office:value="0.3464" calcext:value-type="float">
            <text:p>0,34640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plain</text:p>
          </table:table-cell>
          <table:table-cell office:value-type="float" office:value="0.23172" calcext:value-type="float">
            <text:p>0,23172</text:p>
          </table:table-cell>
          <table:table-cell office:value-type="float" office:value="0.25239" calcext:value-type="float">
            <text:p>0,25239</text:p>
          </table:table-cell>
          <table:table-cell office:value-type="float" office:value="0.38821" calcext:value-type="float">
            <text:p>0,38821</text:p>
          </table:table-cell>
          <table:table-cell office:value-type="float" office:value="0.38243" calcext:value-type="float">
            <text:p>0,38243</text:p>
          </table:table-cell>
          <table:table-cell office:value-type="float" office:value="0.39326" calcext:value-type="float">
            <text:p>0,39326</text:p>
          </table:table-cell>
          <table:table-cell office:value-type="float" office:value="0.15944" calcext:value-type="float">
            <text:p>0,15944</text:p>
          </table:table-cell>
          <table:table-cell office:value-type="float" office:value="0.3688" calcext:value-type="float">
            <text:p>0,36880</text:p>
          </table:table-cell>
          <table:table-cell office:value-type="float" office:value="0.36849" calcext:value-type="float">
            <text:p>0,3684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float" office:value="0.23517" calcext:value-type="float">
            <text:p>0,23517</text:p>
          </table:table-cell>
          <table:table-cell office:value-type="float" office:value="0.26145" calcext:value-type="float">
            <text:p>0,26145</text:p>
          </table:table-cell>
          <table:table-cell office:value-type="float" office:value="0.40138" calcext:value-type="float">
            <text:p>0,40138</text:p>
          </table:table-cell>
          <table:table-cell office:value-type="float" office:value="0.38851" calcext:value-type="float">
            <text:p>0,38851</text:p>
          </table:table-cell>
          <table:table-cell office:value-type="float" office:value="0.39271" calcext:value-type="float">
            <text:p>0,39271</text:p>
          </table:table-cell>
          <table:table-cell office:value-type="float" office:value="0.17592" calcext:value-type="float">
            <text:p>0,17592</text:p>
          </table:table-cell>
          <table:table-cell office:value-type="float" office:value="0.37863" calcext:value-type="float">
            <text:p>0,37863</text:p>
          </table:table-cell>
          <table:table-cell office:value-type="float" office:value="0.36928" calcext:value-type="float">
            <text:p>0,36928</text:p>
          </table:table-cell>
        </table:table-row>
      </table:table>
      <table:table table:name="pure_score_comp_2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8" table:default-cell-style-name="ce4"/>
        <table:table-row table:style-name="ro1">
          <table:table-cell office:value-type="string" calcext:value-type="string">
            <text:p>score/extr</text:p>
          </table:table-cell>
          <table:table-cell table:style-name="Default" office:value-type="string" calcext:value-type="string">
            <text:p>ar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he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pos_e0</text:p>
          </table:table-cell>
          <table:table-cell office:value-type="float" office:value="0.22488" calcext:value-type="float">
            <text:p>0,22488</text:p>
          </table:table-cell>
          <table:table-cell office:value-type="float" office:value="0.23841" calcext:value-type="float">
            <text:p>0,23841</text:p>
          </table:table-cell>
          <table:table-cell office:value-type="float" office:value="0.38027" calcext:value-type="float">
            <text:p>0,38027</text:p>
          </table:table-cell>
          <table:table-cell office:value-type="float" office:value="0.38245" calcext:value-type="float">
            <text:p>0,38245</text:p>
          </table:table-cell>
          <table:table-cell office:value-type="float" office:value="0.37376" calcext:value-type="float">
            <text:p>0,37376</text:p>
          </table:table-cell>
          <table:table-cell office:value-type="float" office:value="0.17031" calcext:value-type="float">
            <text:p>0,17031</text:p>
          </table:table-cell>
          <table:table-cell office:value-type="float" office:value="0.37861" calcext:value-type="float">
            <text:p>0,37861</text:p>
          </table:table-cell>
          <table:table-cell office:value-type="float" office:value="0.33342" calcext:value-type="float">
            <text:p>0,33342</text:p>
          </table:table-cell>
        </table:table-row>
        <table:table-row table:style-name="ro1">
          <table:table-cell office:value-type="string" calcext:value-type="string">
            <text:p>pos_e1</text:p>
          </table:table-cell>
          <table:table-cell office:value-type="float" office:value="0.2289" calcext:value-type="float">
            <text:p>0,22890</text:p>
          </table:table-cell>
          <table:table-cell office:value-type="float" office:value="0.25311" calcext:value-type="float">
            <text:p>0,25311</text:p>
          </table:table-cell>
          <table:table-cell office:value-type="float" office:value="0.38821" calcext:value-type="float">
            <text:p>0,38821</text:p>
          </table:table-cell>
          <table:table-cell office:value-type="float" office:value="0.39593" calcext:value-type="float">
            <text:p>0,39593</text:p>
          </table:table-cell>
          <table:table-cell office:value-type="float" office:value="0.37532" calcext:value-type="float">
            <text:p>0,37532</text:p>
          </table:table-cell>
          <table:table-cell office:value-type="float" office:value="0.16551" calcext:value-type="float">
            <text:p>0,16551</text:p>
          </table:table-cell>
          <table:table-cell office:value-type="float" office:value="0.37027" calcext:value-type="float">
            <text:p>0,37027</text:p>
          </table:table-cell>
          <table:table-cell office:value-type="float" office:value="0.35341" calcext:value-type="float">
            <text:p>0,35341</text:p>
          </table:table-cell>
        </table:table-row>
        <table:table-row table:style-name="ro1">
          <table:table-cell office:value-type="string" calcext:value-type="string">
            <text:p>sim_e0</text:p>
          </table:table-cell>
          <table:table-cell office:value-type="float" office:value="0.17362" calcext:value-type="float">
            <text:p>0,17362</text:p>
          </table:table-cell>
          <table:table-cell office:value-type="float" office:value="0.18802" calcext:value-type="float">
            <text:p>0,18802</text:p>
          </table:table-cell>
          <table:table-cell office:value-type="float" office:value="0.31818" calcext:value-type="float">
            <text:p>0,31818</text:p>
          </table:table-cell>
          <table:table-cell office:value-type="float" office:value="0.35124" calcext:value-type="float">
            <text:p>0,35124</text:p>
          </table:table-cell>
          <table:table-cell office:value-type="float" office:value="0.30184" calcext:value-type="float">
            <text:p>0,30184</text:p>
          </table:table-cell>
          <table:table-cell office:value-type="float" office:value="0.08512" calcext:value-type="float">
            <text:p>0,08512</text:p>
          </table:table-cell>
          <table:table-cell office:value-type="float" office:value="0.28379" calcext:value-type="float">
            <text:p>0,28379</text:p>
          </table:table-cell>
          <table:table-cell office:value-type="float" office:value="0.27038" calcext:value-type="float">
            <text:p>0,27038</text:p>
          </table:table-cell>
        </table:table-row>
        <table:table-row table:style-name="ro1">
          <table:table-cell office:value-type="string" calcext:value-type="string">
            <text:p>sim_e1</text:p>
          </table:table-cell>
          <table:table-cell office:value-type="float" office:value="0.17962" calcext:value-type="float">
            <text:p>0,17962</text:p>
          </table:table-cell>
          <table:table-cell office:value-type="float" office:value="0.18945" calcext:value-type="float">
            <text:p>0,18945</text:p>
          </table:table-cell>
          <table:table-cell office:value-type="float" office:value="0.32023" calcext:value-type="float">
            <text:p>0,32023</text:p>
          </table:table-cell>
          <table:table-cell office:value-type="float" office:value="0.36719" calcext:value-type="float">
            <text:p>0,36719</text:p>
          </table:table-cell>
          <table:table-cell office:value-type="float" office:value="0.3031" calcext:value-type="float">
            <text:p>0,30310</text:p>
          </table:table-cell>
          <table:table-cell office:value-type="float" office:value="0.09218" calcext:value-type="float">
            <text:p>0,09218</text:p>
          </table:table-cell>
          <table:table-cell office:value-type="float" office:value="0.28378" calcext:value-type="float">
            <text:p>0,28378</text:p>
          </table:table-cell>
          <table:table-cell office:value-type="float" office:value="0.27622" calcext:value-type="float">
            <text:p>0,27622</text:p>
          </table:table-cell>
        </table:table-row>
        <table:table-row table:style-name="ro1">
          <table:table-cell office:value-type="string" calcext:value-type="string">
            <text:p>size_e0</text:p>
          </table:table-cell>
          <table:table-cell office:value-type="float" office:value="0.18175" calcext:value-type="float">
            <text:p>0,18175</text:p>
          </table:table-cell>
          <table:table-cell office:value-type="float" office:value="0.20348" calcext:value-type="float">
            <text:p>0,20348</text:p>
          </table:table-cell>
          <table:table-cell office:value-type="float" office:value="0.34756" calcext:value-type="float">
            <text:p>0,34756</text:p>
          </table:table-cell>
          <table:table-cell office:value-type="float" office:value="0.37303" calcext:value-type="float">
            <text:p>0,37303</text:p>
          </table:table-cell>
          <table:table-cell office:value-type="float" office:value="0.32677" calcext:value-type="float">
            <text:p>0,32677</text:p>
          </table:table-cell>
          <table:table-cell office:value-type="float" office:value="0.12172" calcext:value-type="float">
            <text:p>0,12172</text:p>
          </table:table-cell>
          <table:table-cell office:value-type="float" office:value="0.24365" calcext:value-type="float">
            <text:p>0,24365</text:p>
          </table:table-cell>
          <table:table-cell office:value-type="float" office:value="0.31713" calcext:value-type="float">
            <text:p>0,31713</text:p>
          </table:table-cell>
        </table:table-row>
        <table:table-row table:style-name="ro1">
          <table:table-cell office:value-type="string" calcext:value-type="string">
            <text:p>size_e1</text:p>
          </table:table-cell>
          <table:table-cell office:value-type="float" office:value="0.2062" calcext:value-type="float">
            <text:p>0,20620</text:p>
          </table:table-cell>
          <table:table-cell office:value-type="float" office:value="0.20695" calcext:value-type="float">
            <text:p>0,20695</text:p>
          </table:table-cell>
          <table:table-cell office:value-type="float" office:value="0.34584" calcext:value-type="float">
            <text:p>0,34584</text:p>
          </table:table-cell>
          <table:table-cell office:value-type="float" office:value="0.37853" calcext:value-type="float">
            <text:p>0,37853</text:p>
          </table:table-cell>
          <table:table-cell office:value-type="float" office:value="0.33632" calcext:value-type="float">
            <text:p>0,33632</text:p>
          </table:table-cell>
          <table:table-cell office:value-type="float" office:value="0.13022" calcext:value-type="float">
            <text:p>0,13022</text:p>
          </table:table-cell>
          <table:table-cell office:value-type="float" office:value="0.27648" calcext:value-type="float">
            <text:p>0,27648</text:p>
          </table:table-cell>
          <table:table-cell office:value-type="float" office:value="0.33118" calcext:value-type="float">
            <text:p>0,33118</text:p>
          </table:table-cell>
        </table:table-row>
        <table:table-row table:style-name="ro1">
          <table:table-cell office:value-type="string" calcext:value-type="string">
            <text:p>tf_e0</text:p>
          </table:table-cell>
          <table:table-cell office:value-type="float" office:value="0.23172" calcext:value-type="float">
            <text:p>0,23172</text:p>
          </table:table-cell>
          <table:table-cell office:value-type="float" office:value="0.25239" calcext:value-type="float">
            <text:p>0,25239</text:p>
          </table:table-cell>
          <table:table-cell office:value-type="float" office:value="0.38821" calcext:value-type="float">
            <text:p>0,38821</text:p>
          </table:table-cell>
          <table:table-cell office:value-type="float" office:value="0.38243" calcext:value-type="float">
            <text:p>0,38243</text:p>
          </table:table-cell>
          <table:table-cell office:value-type="float" office:value="0.39326" calcext:value-type="float">
            <text:p>0,39326</text:p>
          </table:table-cell>
          <table:table-cell office:value-type="float" office:value="0.15944" calcext:value-type="float">
            <text:p>0,15944</text:p>
          </table:table-cell>
          <table:table-cell office:value-type="float" office:value="0.3688" calcext:value-type="float">
            <text:p>0,36880</text:p>
          </table:table-cell>
          <table:table-cell office:value-type="float" office:value="0.36849" calcext:value-type="float">
            <text:p>0,36849</text:p>
          </table:table-cell>
        </table:table-row>
        <table:table-row table:style-name="ro1">
          <table:table-cell office:value-type="string" calcext:value-type="string">
            <text:p>tf_e1</text:p>
          </table:table-cell>
          <table:table-cell office:value-type="float" office:value="0.23517" calcext:value-type="float">
            <text:p>0,23517</text:p>
          </table:table-cell>
          <table:table-cell office:value-type="float" office:value="0.26145" calcext:value-type="float">
            <text:p>0,26145</text:p>
          </table:table-cell>
          <table:table-cell office:value-type="float" office:value="0.40138" calcext:value-type="float">
            <text:p>0,40138</text:p>
          </table:table-cell>
          <table:table-cell office:value-type="float" office:value="0.38851" calcext:value-type="float">
            <text:p>0,38851</text:p>
          </table:table-cell>
          <table:table-cell office:value-type="float" office:value="0.39271" calcext:value-type="float">
            <text:p>0,39271</text:p>
          </table:table-cell>
          <table:table-cell office:value-type="float" office:value="0.17592" calcext:value-type="float">
            <text:p>0,17592</text:p>
          </table:table-cell>
          <table:table-cell office:value-type="float" office:value="0.37863" calcext:value-type="float">
            <text:p>0,37863</text:p>
          </table:table-cell>
          <table:table-cell office:value-type="float" office:value="0.36928" calcext:value-type="float">
            <text:p>0,36928</text:p>
          </table:table-cell>
        </table:table-row>
        <table:table-row table:style-name="ro1">
          <table:table-cell office:value-type="string" calcext:value-type="string">
            <text:p>sums_e0</text:p>
          </table:table-cell>
          <table:table-cell office:value-type="float" office:value="0.22751" calcext:value-type="float">
            <text:p>0,22751</text:p>
          </table:table-cell>
          <table:table-cell office:value-type="float" office:value="0.23077" calcext:value-type="float">
            <text:p>0,23077</text:p>
          </table:table-cell>
          <table:table-cell office:value-type="float" office:value="0.35791" calcext:value-type="float">
            <text:p>0,35791</text:p>
          </table:table-cell>
          <table:table-cell office:value-type="float" office:value="0.36778" calcext:value-type="float">
            <text:p>0,36778</text:p>
          </table:table-cell>
          <table:table-cell office:value-type="float" office:value="0.35962" calcext:value-type="float">
            <text:p>0,35962</text:p>
          </table:table-cell>
          <table:table-cell office:value-type="float" office:value="0.13328" calcext:value-type="float">
            <text:p>0,13328</text:p>
          </table:table-cell>
          <table:table-cell office:value-type="float" office:value="0.32919" calcext:value-type="float">
            <text:p>0,32919</text:p>
          </table:table-cell>
          <table:table-cell office:value-type="float" office:value="0.35013" calcext:value-type="float">
            <text:p>0,35013</text:p>
          </table:table-cell>
        </table:table-row>
        <table:table-row table:style-name="ro1">
          <table:table-cell office:value-type="string" calcext:value-type="string">
            <text:p>sums_e1</text:p>
          </table:table-cell>
          <table:table-cell office:value-type="float" office:value="0.22631" calcext:value-type="float">
            <text:p>0,22631</text:p>
          </table:table-cell>
          <table:table-cell office:value-type="float" office:value="0.22563" calcext:value-type="float">
            <text:p>0,22563</text:p>
          </table:table-cell>
          <table:table-cell office:value-type="float" office:value="0.35357" calcext:value-type="float">
            <text:p>0,35357</text:p>
          </table:table-cell>
          <table:table-cell office:value-type="float" office:value="0.36754" calcext:value-type="float">
            <text:p>0,36754</text:p>
          </table:table-cell>
          <table:table-cell office:value-type="float" office:value="0.35611" calcext:value-type="float">
            <text:p>0,35611</text:p>
          </table:table-cell>
          <table:table-cell office:value-type="float" office:value="0.13196" calcext:value-type="float">
            <text:p>0,13196</text:p>
          </table:table-cell>
          <table:table-cell office:value-type="float" office:value="0.33487" calcext:value-type="float">
            <text:p>0,33487</text:p>
          </table:table-cell>
          <table:table-cell office:value-type="float" office:value="0.3464" calcext:value-type="float">
            <text:p>0,34640</text:p>
          </table:table-cell>
        </table:table-row>
        <table:table-row table:style-name="ro1">
          <table:table-cell office:value-type="string" calcext:value-type="string">
            <text:p>sent_e0</text:p>
          </table:table-cell>
          <table:table-cell office:value-type="float" office:value="0.23756" calcext:value-type="float">
            <text:p>0,23756</text:p>
          </table:table-cell>
          <table:table-cell office:value-type="float" office:value="0.23121" calcext:value-type="float">
            <text:p>0,23121</text:p>
          </table:table-cell>
          <table:table-cell office:value-type="float" office:value="0.38542" calcext:value-type="float">
            <text:p>0,38542</text:p>
          </table:table-cell>
          <table:table-cell office:value-type="float" office:value="0.40996" calcext:value-type="float">
            <text:p>0,40996</text:p>
          </table:table-cell>
          <table:table-cell office:value-type="float" office:value="0.35555" calcext:value-type="float">
            <text:p>0,35555</text:p>
          </table:table-cell>
          <table:table-cell office:value-type="float" office:value="0.14496" calcext:value-type="float">
            <text:p>0,14496</text:p>
          </table:table-cell>
          <table:table-cell office:value-type="float" office:value="0.32188" calcext:value-type="float">
            <text:p>0,32188</text:p>
          </table:table-cell>
          <table:table-cell office:value-type="float" office:value="0.34439" calcext:value-type="float">
            <text:p>0,34439</text:p>
          </table:table-cell>
        </table:table-row>
        <table:table-row table:style-name="ro1">
          <table:table-cell office:value-type="string" calcext:value-type="string">
            <text:p>sent_e1</text:p>
          </table:table-cell>
          <table:table-cell office:value-type="float" office:value="0.24091" calcext:value-type="float">
            <text:p>0,24091</text:p>
          </table:table-cell>
          <table:table-cell office:value-type="float" office:value="0.24734" calcext:value-type="float">
            <text:p>0,24734</text:p>
          </table:table-cell>
          <table:table-cell office:value-type="float" office:value="0.3805" calcext:value-type="float">
            <text:p>0,38050</text:p>
          </table:table-cell>
          <table:table-cell office:value-type="float" office:value="0.41611" calcext:value-type="float">
            <text:p>0,41611</text:p>
          </table:table-cell>
          <table:table-cell office:value-type="float" office:value="0.36637" calcext:value-type="float">
            <text:p>0,36637</text:p>
          </table:table-cell>
          <table:table-cell office:value-type="float" office:value="0.15575" calcext:value-type="float">
            <text:p>0,15575</text:p>
          </table:table-cell>
          <table:table-cell office:value-type="float" office:value="0.32386" calcext:value-type="float">
            <text:p>0,32386</text:p>
          </table:table-cell>
          <table:table-cell office:value-type="float" office:value="0.36096" calcext:value-type="float">
            <text:p>0,36096</text:p>
          </table:table-cell>
        </table:table-row>
      </table:table>
      <table:table table:name="sent_lang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4"/>
        <table:table-column table:style-name="co4" table:default-cell-style-name="ce4"/>
        <table:table-column table:style-name="co1" table:number-columns-repeated="8" table:default-cell-style-name="ce4"/>
        <table:table-row table:style-name="ro1">
          <table:table-cell/>
          <table:table-cell office:value-type="string" calcext:value-type="string">
            <text:p>method/extr</text:p>
          </table:table-cell>
          <table:table-cell table:style-name="Default" office:value-type="string" calcext:value-type="string">
            <text:p>TCC_e1</text:p>
          </table:table-cell>
          <table:table-cell table:style-name="Default" office:value-type="string" calcext:value-type="string">
            <text:p>ROUGE1_e0</text:p>
          </table:table-cell>
          <table:table-cell table:style-name="Default" office:value-type="string" calcext:value-type="string">
            <text:p>ROUGE1_e1</text:p>
          </table:table-cell>
          <table:table-cell table:style-name="Default" office:value-type="string" calcext:value-type="string">
            <text:p>pure_e0</text:p>
          </table:table-cell>
          <table:table-cell table:style-name="Default" office:value-type="string" calcext:value-type="string">
            <text:p>pure_e1</text:p>
          </table:table-cell>
          <table:table-cell table:style-name="Default" office:value-type="string" calcext:value-type="string">
            <text:p>basic_e0</text:p>
          </table:table-cell>
          <table:table-cell table:style-name="Default" office:value-type="string" calcext:value-type="string">
            <text:p>basic_e1</text:p>
          </table:table-cell>
          <table:table-cell table:style-name="Default" office:value-type="string" calcext:value-type="string">
            <text:p>filter_e0</text:p>
          </table:table-cell>
          <table:table-cell table:style-name="Default" office:value-type="string" calcext:value-type="string">
            <text:p>filter_e1</text:p>
          </table:table-cell>
          <table:table-cell table:style-name="Default" office:value-type="string" calcext:value-type="string">
            <text:p>norm_e0</text:p>
          </table:table-cell>
          <table:table-cell table:style-name="Default" office:value-type="string" calcext:value-type="string">
            <text:p>norm_e1</text:p>
          </table:table-cell>
        </table:table-row>
        <table:table-row table:style-name="ro1">
          <table:table-cell office:value-type="string" calcext:value-type="string">
            <text:p>Sémitique </text:p>
          </table:table-cell>
          <table:table-cell office:value-type="string" calcext:value-type="string">
            <text:p>ar</text:p>
          </table:table-cell>
          <table:table-cell office:value-type="float" office:value="0.24393" calcext:value-type="float">
            <text:p>0,24393</text:p>
          </table:table-cell>
          <table:table-cell office:value-type="float" office:value="0.24561" calcext:value-type="float">
            <text:p>0,24561</text:p>
          </table:table-cell>
          <table:table-cell office:value-type="float" office:value="0.24766" calcext:value-type="float">
            <text:p>0,24766</text:p>
          </table:table-cell>
          <table:table-cell office:value-type="float" office:value="0.23756" calcext:value-type="float">
            <text:p>0,23756</text:p>
          </table:table-cell>
          <table:table-cell office:value-type="float" office:value="0.24091" calcext:value-type="float">
            <text:p>0,24091</text:p>
          </table:table-cell>
          <table:table-cell office:value-type="float" office:value="0.22061" calcext:value-type="float">
            <text:p>0,22061</text:p>
          </table:table-cell>
          <table:table-cell office:value-type="float" office:value="0.21734" calcext:value-type="float">
            <text:p>0,21734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0004" calcext:value-type="float">
            <text:p>0,20004</text:p>
          </table:table-cell>
          <table:table-cell office:value-type="float" office:value="0.18028" calcext:value-type="float">
            <text:p>0,18028</text:p>
          </table:table-cell>
          <table:table-cell office:value-type="float" office:value="0.19498" calcext:value-type="float">
            <text:p>0,19498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float" office:value="0.26813" calcext:value-type="float">
            <text:p>0,26813</text:p>
          </table:table-cell>
          <table:table-cell office:value-type="float" office:value="0.3219" calcext:value-type="float">
            <text:p>0,32190</text:p>
          </table:table-cell>
          <table:table-cell office:value-type="float" office:value="0.33994" calcext:value-type="float">
            <text:p>0,33994</text:p>
          </table:table-cell>
          <table:table-cell office:value-type="float" office:value="0.23121" calcext:value-type="float">
            <text:p>0,23121</text:p>
          </table:table-cell>
          <table:table-cell office:value-type="float" office:value="0.24734" calcext:value-type="float">
            <text:p>0,24734</text:p>
          </table:table-cell>
          <table:table-cell office:value-type="float" office:value="0.22516" calcext:value-type="float">
            <text:p>0,22516</text:p>
          </table:table-cell>
          <table:table-cell office:value-type="float" office:value="0.2249" calcext:value-type="float">
            <text:p>0,22490</text:p>
          </table:table-cell>
          <table:table-cell office:value-type="float" office:value="0.22797" calcext:value-type="float">
            <text:p>0,22797</text:p>
          </table:table-cell>
          <table:table-cell office:value-type="float" office:value="0.22062" calcext:value-type="float">
            <text:p>0,22062</text:p>
          </table:table-cell>
          <table:table-cell office:value-type="float" office:value="0.20096" calcext:value-type="float">
            <text:p>0,20096</text:p>
          </table:table-cell>
          <table:table-cell office:value-type="float" office:value="0.20252" calcext:value-type="float">
            <text:p>0,20252</text:p>
          </table:table-cell>
        </table:table-row>
        <table:table-row table:style-name="ro1">
          <table:table-cell office:value-type="string" calcext:value-type="string">
            <text:p>Germanique</text:p>
          </table:table-cell>
          <table:table-cell office:value-type="string" calcext:value-type="string">
            <text:p>en</text:p>
          </table:table-cell>
          <table:table-cell office:value-type="float" office:value="0.40619" calcext:value-type="float">
            <text:p>0,40619</text:p>
          </table:table-cell>
          <table:table-cell office:value-type="float" office:value="0.47483" calcext:value-type="float">
            <text:p>0,47483</text:p>
          </table:table-cell>
          <table:table-cell office:value-type="float" office:value="0.46073" calcext:value-type="float">
            <text:p>0,46073</text:p>
          </table:table-cell>
          <table:table-cell office:value-type="float" office:value="0.38542" calcext:value-type="float">
            <text:p>0,38542</text:p>
          </table:table-cell>
          <table:table-cell office:value-type="float" office:value="0.3805" calcext:value-type="float">
            <text:p>0,38050</text:p>
          </table:table-cell>
          <table:table-cell office:value-type="float" office:value="0.3737" calcext:value-type="float">
            <text:p>0,37370</text:p>
          </table:table-cell>
          <table:table-cell office:value-type="float" office:value="0.36814" calcext:value-type="float">
            <text:p>0,36814</text:p>
          </table:table-cell>
          <table:table-cell office:value-type="float" office:value="0.37327" calcext:value-type="float">
            <text:p>0,37327</text:p>
          </table:table-cell>
          <table:table-cell office:value-type="float" office:value="0.36737" calcext:value-type="float">
            <text:p>0,36737</text:p>
          </table:table-cell>
          <table:table-cell office:value-type="float" office:value="0.34614" calcext:value-type="float">
            <text:p>0,34614</text:p>
          </table:table-cell>
          <table:table-cell office:value-type="float" office:value="0.34624" calcext:value-type="float">
            <text:p>0,34624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float" office:value="0.4355" calcext:value-type="float">
            <text:p>0,43550</text:p>
          </table:table-cell>
          <table:table-cell office:value-type="float" office:value="0.41573" calcext:value-type="float">
            <text:p>0,41573</text:p>
          </table:table-cell>
          <table:table-cell office:value-type="float" office:value="0.4183" calcext:value-type="float">
            <text:p>0,41830</text:p>
          </table:table-cell>
          <table:table-cell office:value-type="float" office:value="0.40996" calcext:value-type="float">
            <text:p>0,40996</text:p>
          </table:table-cell>
          <table:table-cell office:value-type="float" office:value="0.41611" calcext:value-type="float">
            <text:p>0,41611</text:p>
          </table:table-cell>
          <table:table-cell office:value-type="float" office:value="0.37598" calcext:value-type="float">
            <text:p>0,37598</text:p>
          </table:table-cell>
          <table:table-cell office:value-type="float" office:value="0.38777" calcext:value-type="float">
            <text:p>0,38777</text:p>
          </table:table-cell>
          <table:table-cell office:value-type="float" office:value="0.38137" calcext:value-type="float">
            <text:p>0,38137</text:p>
          </table:table-cell>
          <table:table-cell office:value-type="float" office:value="0.38502" calcext:value-type="float">
            <text:p>0,38502</text:p>
          </table:table-cell>
          <table:table-cell office:value-type="float" office:value="0.36363" calcext:value-type="float">
            <text:p>0,36363</text:p>
          </table:table-cell>
          <table:table-cell office:value-type="float" office:value="0.37692" calcext:value-type="float">
            <text:p>0,37692</text:p>
          </table:table-cell>
        </table:table-row>
        <table:table-row table:style-name="ro1">
          <table:table-cell office:value-type="string" calcext:value-type="string">
            <text:p>Romantique</text:p>
          </table:table-cell>
          <table:table-cell office:value-type="string" calcext:value-type="string">
            <text:p>fr</text:p>
          </table:table-cell>
          <table:table-cell office:value-type="float" office:value="0.40618" calcext:value-type="float">
            <text:p>0,40618</text:p>
          </table:table-cell>
          <table:table-cell office:value-type="float" office:value="0.43631" calcext:value-type="float">
            <text:p>0,43631</text:p>
          </table:table-cell>
          <table:table-cell office:value-type="float" office:value="0.43018" calcext:value-type="float">
            <text:p>0,43018</text:p>
          </table:table-cell>
          <table:table-cell office:value-type="float" office:value="0.35555" calcext:value-type="float">
            <text:p>0,35555</text:p>
          </table:table-cell>
          <table:table-cell office:value-type="float" office:value="0.36637" calcext:value-type="float">
            <text:p>0,36637</text:p>
          </table:table-cell>
          <table:table-cell office:value-type="float" office:value="0.34214" calcext:value-type="float">
            <text:p>0,34214</text:p>
          </table:table-cell>
          <table:table-cell office:value-type="float" office:value="0.34696" calcext:value-type="float">
            <text:p>0,34696</text:p>
          </table:table-cell>
          <table:table-cell office:value-type="float" office:value="0.33762" calcext:value-type="float">
            <text:p>0,33762</text:p>
          </table:table-cell>
          <table:table-cell office:value-type="float" office:value="0.33958" calcext:value-type="float">
            <text:p>0,33958</text:p>
          </table:table-cell>
          <table:table-cell office:value-type="float" office:value="0.3144" calcext:value-type="float">
            <text:p>0,31440</text:p>
          </table:table-cell>
          <table:table-cell office:value-type="float" office:value="0.32865" calcext:value-type="float">
            <text:p>0,32865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0.16793" calcext:value-type="float">
            <text:p>0,16793</text:p>
          </table:table-cell>
          <table:table-cell office:value-type="float" office:value="0.22149" calcext:value-type="float">
            <text:p>0,22149</text:p>
          </table:table-cell>
          <table:table-cell office:value-type="float" office:value="0.21254" calcext:value-type="float">
            <text:p>0,21254</text:p>
          </table:table-cell>
          <table:table-cell office:value-type="float" office:value="0.14496" calcext:value-type="float">
            <text:p>0,14496</text:p>
          </table:table-cell>
          <table:table-cell office:value-type="float" office:value="0.15575" calcext:value-type="float">
            <text:p>0,15575</text:p>
          </table:table-cell>
          <table:table-cell office:value-type="float" office:value="0.1343" calcext:value-type="float">
            <text:p>0,13430</text:p>
          </table:table-cell>
          <table:table-cell office:value-type="float" office:value="0.13517" calcext:value-type="float">
            <text:p>0,13517</text:p>
          </table:table-cell>
          <table:table-cell office:value-type="float" office:value="0.1317" calcext:value-type="float">
            <text:p>0,13170</text:p>
          </table:table-cell>
          <table:table-cell office:value-type="float" office:value="0.14361" calcext:value-type="float">
            <text:p>0,14361</text:p>
          </table:table-cell>
          <table:table-cell office:value-type="float" office:value="0.11902" calcext:value-type="float">
            <text:p>0,11902</text:p>
          </table:table-cell>
          <table:table-cell office:value-type="float" office:value="0.12522" calcext:value-type="float">
            <text:p>0,12522</text:p>
          </table:table-cell>
        </table:table-row>
        <table:table-row table:style-name="ro1">
          <table:table-cell office:value-type="string" calcext:value-type="string">
            <text:p>Séparée</text:p>
          </table:table-cell>
          <table:table-cell office:value-type="string" calcext:value-type="string">
            <text:p>ja</text:p>
          </table:table-cell>
          <table:table-cell office:value-type="float" office:value="0.3601" calcext:value-type="float">
            <text:p>0,36010</text:p>
          </table:table-cell>
          <table:table-cell office:value-type="float" office:value="0.40062" calcext:value-type="float">
            <text:p>0,40062</text:p>
          </table:table-cell>
          <table:table-cell office:value-type="float" office:value="0.40186" calcext:value-type="float">
            <text:p>0,40186</text:p>
          </table:table-cell>
          <table:table-cell office:value-type="float" office:value="0.32188" calcext:value-type="float">
            <text:p>0,32188</text:p>
          </table:table-cell>
          <table:table-cell office:value-type="float" office:value="0.32386" calcext:value-type="float">
            <text:p>0,32386</text:p>
          </table:table-cell>
          <table:table-cell office:value-type="float" office:value="0.32613" calcext:value-type="float">
            <text:p>0,32613</text:p>
          </table:table-cell>
          <table:table-cell office:value-type="float" office:value="0.32688" calcext:value-type="float">
            <text:p>0,32688</text:p>
          </table:table-cell>
          <table:table-cell office:value-type="float" office:value="0.27982" calcext:value-type="float">
            <text:p>0,27982</text:p>
          </table:table-cell>
          <table:table-cell office:value-type="float" office:value="0.31" calcext:value-type="float">
            <text:p>0,31000</text:p>
          </table:table-cell>
          <table:table-cell office:value-type="float" office:value="0.23367" calcext:value-type="float">
            <text:p>0,23367</text:p>
          </table:table-cell>
          <table:table-cell office:value-type="float" office:value="0.26764" calcext:value-type="float">
            <text:p>0,26764</text:p>
          </table:table-cell>
        </table:table-row>
        <table:table-row table:style-name="ro1">
          <table:table-cell/>
          <table:table-cell office:value-type="string" calcext:value-type="string">
            <text:p>zh</text:p>
          </table:table-cell>
          <table:table-cell office:value-type="float" office:value="0.38438" calcext:value-type="float">
            <text:p>0,38438</text:p>
          </table:table-cell>
          <table:table-cell office:value-type="float" office:value="0.41922" calcext:value-type="float">
            <text:p>0,41922</text:p>
          </table:table-cell>
          <table:table-cell office:value-type="float" office:value="0.41176" calcext:value-type="float">
            <text:p>0,41176</text:p>
          </table:table-cell>
          <table:table-cell office:value-type="float" office:value="0.34439" calcext:value-type="float">
            <text:p>0,34439</text:p>
          </table:table-cell>
          <table:table-cell office:value-type="float" office:value="0.36096" calcext:value-type="float">
            <text:p>0,36096</text:p>
          </table:table-cell>
          <table:table-cell office:value-type="float" office:value="0.34444" calcext:value-type="float">
            <text:p>0,34444</text:p>
          </table:table-cell>
          <table:table-cell office:value-type="float" office:value="0.34499" calcext:value-type="float">
            <text:p>0,34499</text:p>
          </table:table-cell>
          <table:table-cell office:value-type="float" office:value="0.3232" calcext:value-type="float">
            <text:p>0,32320</text:p>
          </table:table-cell>
          <table:table-cell office:value-type="float" office:value="0.32549" calcext:value-type="float">
            <text:p>0,32549</text:p>
          </table:table-cell>
          <table:table-cell office:value-type="float" office:value="0.29961" calcext:value-type="float">
            <text:p>0,29961</text:p>
          </table:table-cell>
          <table:table-cell office:value-type="float" office:value="0.3091" calcext:value-type="float">
            <text:p>0,309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3:59:15.916845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initial-creator>Hervé Cauwelier</meta:initial-creator>
    <meta:creation-date>2006-07-18T11:45:06</meta:creation-date>
    <dc:language>fr-FR</dc:language>
    <meta:editing-cycles>15</meta:editing-cycles>
    <meta:editing-duration>PT1H54M1S</meta:editing-duration>
    <dc:date>2020-10-23T15:04:11.955185092</dc:date>
    <meta:document-statistic meta:table-count="9" meta:cell-count="1187" meta:object-count="0"/>
    <meta:user-defined meta:name="Info 1"/>
    <meta:user-defined meta:name="Info 2"/>
    <meta:user-defined meta:name="Info 3"/>
    <meta:user-defined meta:name="Info 4"/>
  </office:meta>
</office:document-meta>
</file>